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style style:name="P2" style:family="paragraph" style:parent-style-name="Standard">
      <style:paragraph-properties fo:margin-left="0in" fo:margin-right="-0.0374in" fo:text-indent="0in" style:auto-text-indent="false"/>
    </style:style>
    <style:style style:name="P3"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style>
    <style:style style:name="P4"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5" style:family="paragraph" style:parent-style-name="Standard">
      <style:paragraph-properties fo:margin-left="0in" fo:margin-right="-0.0374in" fo:text-indent="0in" style:auto-text-indent="false">
        <style:tab-stops>
          <style:tab-stop style:position="6.5in" style:type="right"/>
        </style:tab-stops>
      </style:paragraph-properties>
      <style:text-properties style:font-name="AGaramond" fo:font-size="11pt" fo:font-weight="bold" officeooo:paragraph-rsid="0016a82e" style:font-size-asian="11pt" style:font-weight-asian="bold" style:font-name-complex="AGaramond" style:font-size-complex="11pt"/>
    </style:style>
    <style:style style:name="P6" style:family="paragraph" style:parent-style-name="Standard">
      <style:paragraph-properties fo:margin-left="0in" fo:margin-right="-0.0374in" fo:text-indent="0in" style:auto-text-indent="false"/>
      <style:text-properties style:font-name="AGaramond" fo:font-size="11pt" fo:font-weight="bold" style:font-size-asian="11pt" style:font-weight-asian="bold" style:font-name-complex="AGaramond" style:font-size-complex="11pt" style:font-weight-complex="bold"/>
    </style:style>
    <style:style style:name="P7" style:family="paragraph" style:parent-style-name="Standard">
      <style:paragraph-properties fo:margin-left="0in" fo:margin-right="-0.0374in"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8" style:family="paragraph" style:parent-style-name="Standard">
      <style:paragraph-properties fo:margin-left="0in" fo:margin-right="-0.0374in" fo:text-align="center" style:justify-single-word="false" fo:text-indent="0in" style:auto-text-indent="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9"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style>
    <style:style style:name="P10" style:family="paragraph" style:parent-style-name="Standard">
      <style:paragraph-properties fo:margin-left="0in" fo:margin-right="-0.0374in" fo:text-indent="0in" style:auto-text-indent="false"/>
      <style:text-properties style:font-name="AGaramond" fo:font-size="11pt" style:font-size-asian="11pt" style:font-name-complex="AGaramond" style:font-size-complex="11pt" style:font-style-complex="italic"/>
    </style:style>
    <style:style style:name="P11" style:family="paragraph" style:parent-style-name="Standard">
      <style:paragraph-properties fo:margin-left="0in" fo:margin-right="-0.0374in" fo:text-indent="0in" style:auto-text-indent="false"/>
      <style:text-properties style:font-name="AGaramond" fo:font-size="11pt" fo:font-style="italic" style:font-size-asian="11pt" style:font-style-asian="italic" style:font-name-complex="AGaramond" style:font-size-complex="11pt"/>
    </style:style>
    <style:style style:name="P12" style:family="paragraph" style:parent-style-name="Standard">
      <style:paragraph-properties fo:margin-left="0in" fo:margin-right="-0.0374in" fo:text-indent="0in" style:auto-text-indent="false"/>
      <style:text-properties style:font-name="AGaramond" style:font-name-complex="AGaramond"/>
    </style:style>
    <style:style style:name="P13" style:family="paragraph" style:parent-style-name="Standard">
      <style:paragraph-properties fo:margin-left="0in" fo:margin-right="-0.0374in" fo:text-indent="0in" style:auto-text-indent="false"/>
      <style:text-properties style:font-name="AGaramond" style:font-name-complex="AGaramond" style:font-size-complex="12pt"/>
    </style:style>
    <style:style style:name="P14" style:family="paragraph" style:parent-style-name="Standard">
      <style:paragraph-properties fo:margin-left="0in" fo:margin-right="-0.0374in" fo:text-indent="0in"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6" style:family="paragraph" style:parent-style-name="Standard">
      <style:paragraph-properties fo:margin-left="0in" fo:margin-right="-0.0374in" fo:text-align="center" style:justify-single-word="false" fo:text-indent="0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17" style:family="paragraph" style:parent-style-name="Standard">
      <style:paragraph-properties fo:margin-left="0in" fo:margin-right="-0.0374in" fo:text-indent="0in" style:auto-text-indent="false">
        <style:tab-stops>
          <style:tab-stop style:position="6.5in" style:type="right"/>
        </style:tab-stops>
      </style:paragraph-properties>
      <style:text-properties fo:font-variant="small-caps" style:font-name="AGaramond" fo:font-size="11pt" style:font-size-asian="11pt" style:font-name-complex="AGaramond" style:font-size-complex="11pt"/>
    </style:style>
    <style:style style:name="P18" style:family="paragraph" style:parent-style-name="Standard">
      <style:paragraph-properties fo:margin-left="0in" fo:margin-right="-0.0374in" fo:text-indent="0in" style:auto-text-indent="false">
        <style:tab-stops>
          <style:tab-stop style:position="6.8752in" style:type="right"/>
        </style:tab-stops>
      </style:paragraph-properties>
      <style:text-properties fo:font-variant="small-caps" style:font-name="AGaramond" fo:font-size="11pt" style:font-size-asian="11pt" style:font-name-complex="AGaramond" style:font-size-complex="11pt" style:font-weight-complex="bold"/>
    </style:style>
    <style:style style:name="P19"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20" style:family="paragraph" style:parent-style-name="Standard">
      <style:paragraph-properties fo:margin-left="0in" fo:margin-right="-0.0374in"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0374in" fo:text-indent="0in" style:auto-text-indent="false">
        <style:tab-stops>
          <style:tab-stop style:position="6.5in" style:type="right"/>
        </style:tab-stops>
      </style:paragraph-properties>
      <style:text-properties officeooo:paragraph-rsid="0016a82e"/>
    </style:style>
    <style:style style:name="P22" style:family="paragraph" style:parent-style-name="Standard">
      <style:paragraph-properties fo:margin-left="0in" fo:margin-right="-0.0374in" fo:text-indent="0in" style:auto-text-indent="false"/>
      <style:text-properties style:use-window-font-color="true" style:font-name="AGaramond" fo:font-size="11pt" fo:language="en" fo:country="US" style:text-underline-style="solid" style:text-underline-width="auto" style:text-underline-color="font-color" fo:font-weight="bold" style:font-name-asian="Times New Roman" style:font-size-asian="11pt" style:font-weight-asian="bold" style:font-name-complex="AGaramond" style:font-size-complex="11pt" style:language-complex="ar" style:country-complex="SA"/>
    </style:style>
    <style:style style:name="P23" style:family="paragraph" style:parent-style-name="Standard">
      <style:paragraph-properties fo:margin-left="0in" fo:margin-right="-0.0374in" fo:text-indent="0in" style:auto-text-indent="false" fo:padding-left="0in" fo:padding-right="0in" fo:padding-top="0in" fo:padding-bottom="0.0138in" fo:border-left="none" fo:border-right="none" fo:border-top="none" fo:border-bottom="0.51pt solid #000000"/>
      <style:text-properties fo:font-size="14pt" fo:font-style="italic" fo:font-weight="bold" style:font-size-asian="14pt" style:font-style-asian="italic" style:font-weight-asian="bold" style:font-style-complex="italic"/>
    </style:style>
    <style:style style:name="P24" style:family="paragraph" style:parent-style-name="Standard">
      <style:text-properties style:font-name="AGaramond" fo:font-size="11pt" style:font-size-asian="11pt" style:font-name-complex="AGaramond" style:font-size-complex="11pt"/>
    </style:style>
    <style:style style:name="P25" style:family="paragraph" style:parent-style-name="Standard">
      <style:paragraph-properties fo:text-align="justify" style:justify-single-word="false"/>
      <style:text-properties style:font-name="AGaramond" fo:font-size="11pt" style:font-size-asian="11pt" style:font-name-complex="AGaramond" style:font-size-complex="11pt"/>
    </style:style>
    <style:style style:name="P26" style:family="paragraph" style:parent-style-name="Standard">
      <style:paragraph-properties style:text-autospace="none"/>
      <style:text-properties style:font-name="AGaramond" fo:font-size="11pt" style:font-size-asian="11pt" style:font-name-complex="AGaramond" style:font-size-complex="11pt"/>
    </style:style>
    <style:style style:name="P27" style:family="paragraph" style:parent-style-name="Standard">
      <style:paragraph-properties fo:orphans="2" fo:widows="2" style:text-autospace="none"/>
      <style:text-properties style:font-name="AGaramond" fo:font-size="11pt" style:font-size-asian="11pt" style:font-name-complex="AGaramond" style:font-size-complex="11pt"/>
    </style:style>
    <style:style style:name="P28" style:family="paragraph" style:parent-style-name="Standard">
      <style:text-properties style:font-name="AGaramond" fo:font-size="11pt" fo:font-weight="bold" style:font-size-asian="11pt" style:font-weight-asian="bold" style:font-name-complex="AGaramond" style:font-size-complex="11pt" style:font-weight-complex="bold"/>
    </style:style>
    <style:style style:name="P29" style:family="paragraph" style:parent-style-name="Standard">
      <style:paragraph-properties>
        <style:tab-stops>
          <style:tab-stop style:position="6.5in" style:type="right"/>
        </style:tab-stops>
      </style:paragraph-properties>
      <style:text-properties style:font-name="AGaramond" fo:font-size="11pt" fo:font-weight="bold" style:font-size-asian="11pt" style:font-weight-asian="bold" style:font-name-complex="AGaramond" style:font-size-complex="11pt"/>
    </style:style>
    <style:style style:name="P30" style:family="paragraph" style:parent-style-name="Standard">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1" style:family="paragraph" style:parent-style-name="Standard">
      <style:paragraph-properties fo:text-align="justify" style:justify-single-word="false"/>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P32" style:family="paragraph" style:parent-style-name="Standard">
      <style:paragraph-properties fo:orphans="2" fo:widows="2" style:text-autospace="none"/>
      <style:text-properties style:font-name="AGaramond" fo:font-size="11pt" fo:font-style="italic" style:font-size-asian="11pt" style:font-style-asian="italic" style:font-name-complex="AGaramond" style:font-size-complex="11pt"/>
    </style:style>
    <style:style style:name="P33" style:family="paragraph" style:parent-style-name="Standard">
      <style:text-properties style:font-name="AGaramond" fo:font-size="11pt" style:font-name-asian="AGaramond" style:font-size-asian="11pt" style:font-name-complex="AGaramond" style:font-size-complex="11pt"/>
    </style:style>
    <style:style style:name="P34" style:family="paragraph" style:parent-style-name="Standard">
      <style:text-properties style:font-name="AGaramond" style:font-name-complex="AGaramond"/>
    </style:style>
    <style:style style:name="P35" style:family="paragraph" style:parent-style-name="Standard">
      <style:paragraph-properties fo:orphans="2" fo:widows="2"/>
    </style:style>
    <style:style style:name="P36" style:family="paragraph" style:parent-style-name="Standard">
      <style:paragraph-properties fo:orphans="2" fo:widows="2" style:text-autospace="none"/>
    </style:style>
    <style:style style:name="P37" style:family="paragraph" style:parent-style-name="Standard">
      <style:paragraph-properties>
        <style:tab-stops>
          <style:tab-stop style:position="0.25in"/>
        </style:tab-stops>
      </style:paragraph-properties>
    </style:style>
    <style:style style:name="P38" style:family="paragraph" style:parent-style-name="Standard">
      <style:paragraph-properties style:text-autospace="none"/>
      <style:text-properties fo:font-weight="bold" style:font-weight-asian="bold"/>
    </style:style>
    <style:style style:name="P39" style:family="paragraph" style:parent-style-name="Standard">
      <style:text-properties fo:font-variant="small-caps" style:font-name="AGaramond" fo:font-size="14pt" style:font-size-asian="14pt" style:font-name-complex="AGaramond" style:font-size-complex="14pt"/>
    </style:style>
    <style:style style:name="P40" style:family="paragraph" style:parent-style-name="Standard">
      <style:text-properties fo:font-variant="small-caps" style:font-name="AGaramond" fo:font-size="14pt" officeooo:rsid="000f2892" style:font-size-asian="14pt" style:font-name-complex="AGaramond" style:font-size-complex="14pt"/>
    </style:style>
    <style:style style:name="P41" style:family="paragraph" style:parent-style-name="Standard">
      <style:text-properties fo:font-variant="small-caps" style:font-name="AGaramond" fo:font-size="14pt" officeooo:paragraph-rsid="001039da" style:font-size-asian="14pt" style:font-name-complex="AGaramond" style:font-size-complex="14pt"/>
    </style:style>
    <style:style style:name="P42"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P43" style:family="paragraph" style:parent-style-name="Standard">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P44" style:family="paragraph" style:parent-style-name="Standard">
      <style:text-properties fo:font-variant="small-caps" style:font-name="AGaramond" fo:font-size="11pt" fo:font-weight="bold" style:font-size-asian="11pt" style:font-weight-asian="bold" style:font-name-complex="AGaramond" style:font-size-complex="11pt"/>
    </style:style>
    <style:style style:name="P45" style:family="paragraph" style:parent-style-name="Standard">
      <style:paragraph-properties fo:orphans="2" fo:widows="2"/>
      <style:text-properties fo:font-variant="small-caps" style:font-name="AGaramond" fo:font-size="11pt" fo:font-weight="bold" style:font-size-asian="11pt" style:font-weight-asian="bold" style:font-name-complex="AGaramond" style:font-size-complex="11pt" style:font-weight-complex="bold"/>
    </style:style>
    <style:style style:name="P46"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1039da" style:font-name-asian="Times New Roman" style:font-size-asian="11pt" style:font-name-complex="AGaramond" style:font-size-complex="11pt" style:language-complex="ar" style:country-complex="SA"/>
    </style:style>
    <style:style style:name="P47" style:family="paragraph" style:parent-style-name="Standard">
      <style:text-properties fo:font-variant="small-caps" style:use-window-font-color="true" style:text-position="0% 100%" style:font-name="AGaramond" fo:font-size="11pt" fo:language="en" fo:country="US" style:text-underline-style="solid" style:text-underline-width="auto" style:text-underline-color="font-color" officeooo:rsid="00118e05" officeooo:paragraph-rsid="000f2892" style:font-name-asian="Times New Roman" style:font-size-asian="11pt" style:font-name-complex="AGaramond" style:font-size-complex="11pt" style:language-complex="ar" style:country-complex="SA"/>
    </style:style>
    <style:style style:name="P48" style:family="paragraph" style:parent-style-name="Standard">
      <style:text-properties fo:font-variant="small-caps" style:use-window-font-color="true" style:text-position="0% 100%" style:font-name="AGaramond" fo:font-size="14pt" fo:language="en" fo:country="US" officeooo:rsid="001039da" officeooo:paragraph-rsid="001039da" style:font-name-asian="Times New Roman" style:font-size-asian="14pt" style:font-name-complex="AGaramond" style:font-size-complex="14pt" style:language-complex="ar" style:country-complex="SA"/>
    </style:style>
    <style:style style:name="P49" style:family="paragraph" style:parent-style-name="Standard">
      <style:text-properties fo:font-variant="small-caps" style:use-window-font-color="true" style:font-name="AGaramond" fo:font-size="11pt" fo:language="en" fo:country="US" officeooo:rsid="001039da" officeooo:paragraph-rsid="000f2892" style:font-name-asian="Times New Roman" style:font-size-asian="11pt" style:font-name-complex="AGaramond" style:font-size-complex="11pt" style:language-complex="ar" style:country-complex="SA"/>
    </style:style>
    <style:style style:name="P50" style:family="paragraph" style:parent-style-name="Standard">
      <style:paragraph-properties fo:line-height="90%"/>
    </style:style>
    <style:style style:name="P51" style:family="paragraph" style:parent-style-name="Standard">
      <style:paragraph-properties>
        <style:tab-stops>
          <style:tab-stop style:position="6.5in" style:type="right"/>
        </style:tab-stops>
      </style:paragraph-properties>
    </style:style>
    <style:style style:name="P52" style:family="paragraph" style:parent-style-name="Standard">
      <style:paragraph-properties fo:orphans="2" fo:widows="2" style:text-autospace="none"/>
      <style:text-properties style:font-size-complex="12pt"/>
    </style:style>
    <style:style style:name="P53" style:family="paragraph" style:parent-style-name="Standard">
      <style:paragraph-properties style:text-autospace="none"/>
    </style:style>
    <style:style style:name="P54" style:family="paragraph" style:parent-style-name="Standard">
      <style:text-properties officeooo:rsid="000c9c06" officeooo:paragraph-rsid="000c9c06"/>
    </style:style>
    <style:style style:name="P55" style:family="paragraph" style:parent-style-name="Standard">
      <style:text-propertie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P56" style:family="paragraph" style:parent-style-name="Standard">
      <style:text-properties style:use-window-font-color="true" style:font-name="AGaramond" fo:font-size="11pt" fo:language="en" fo:country="US" officeooo:rsid="001039da" officeooo:paragraph-rsid="001039da" style:font-name-asian="Times New Roman" style:font-size-asian="11pt" style:font-name-complex="AGaramond" style:font-size-complex="11pt" style:language-complex="ar" style:country-complex="SA"/>
    </style:style>
    <style:style style:name="P57" style:family="paragraph" style:parent-style-name="Standard">
      <style:text-properties officeooo:rsid="000f2892" officeooo:paragraph-rsid="000f2892"/>
    </style:style>
    <style:style style:name="P58" style:family="paragraph" style:parent-style-name="Text_20_body">
      <style:paragraph-properties fo:margin-left="1.5in" fo:margin-right="-0.0374in" fo:text-indent="0in" style:auto-text-indent="false"/>
      <style:text-properties style:font-name="AGaramond" fo:font-size="11pt" style:font-size-asian="11pt" style:font-name-complex="AGaramond" style:font-size-complex="11pt"/>
    </style:style>
    <style:style style:name="P59" style:family="paragraph" style:parent-style-name="Standard">
      <style:paragraph-properties fo:margin-left="1.5in" fo:margin-right="-0.0374in" fo:text-indent="0in" style:auto-text-indent="false"/>
      <style:text-properties style:font-name="AGaramond" fo:font-size="11pt" style:font-size-asian="11pt" style:font-name-complex="AGaramond" style:font-size-complex="11pt"/>
    </style:style>
    <style:style style:name="P60" style:family="paragraph" style:parent-style-name="Standard">
      <style:paragraph-properties fo:margin-left="1.5in" fo:margin-right="-0.0374in" fo:text-indent="0in" style:auto-text-indent="false"/>
      <style:text-properties style:font-name="AGaramond" style:font-name-complex="AGaramond"/>
    </style:style>
    <style:style style:name="P61" style:family="paragraph" style:parent-style-name="Standard">
      <style:paragraph-properties fo:margin-left="1.5in" fo:margin-right="-0.0374in" fo:text-indent="0in" style:auto-text-indent="false"/>
      <style:text-properties style:font-name="AGaramond" style:font-name-asian="AGaramond" style:font-name-complex="AGaramond"/>
    </style:style>
    <style:style style:name="P62" style:family="paragraph" style:parent-style-name="Text_20_body">
      <style:text-properties style:font-name="AGaramond" fo:font-size="11pt" style:font-size-asian="11pt" style:font-name-complex="AGaramond" style:font-size-complex="11pt"/>
    </style:style>
    <style:style style:name="P63" style:family="paragraph" style:parent-style-name="Text_20_body">
      <style:text-properties style:font-name="AGaramond" fo:font-size="11pt" officeooo:paragraph-rsid="00144289" style:font-size-asian="11pt" style:font-name-complex="AGaramond" style:font-size-complex="11pt"/>
    </style:style>
    <style:style style:name="P64" style:family="paragraph" style:parent-style-name="Text_20_body">
      <style:text-properties fo:color="#000000" style:font-name="AGaramond" fo:font-size="11pt" style:font-size-asian="11pt" style:font-name-complex="AGaramond" style:font-size-complex="11pt"/>
    </style:style>
    <style:style style:name="P65" style:family="paragraph" style:parent-style-name="Text_20_body">
      <style:paragraph-properties fo:text-align="center" style:justify-single-word="false"/>
      <style:text-properties fo:font-variant="small-caps" style:font-name="AGaramond" style:font-name-complex="AGaramond"/>
    </style:style>
    <style:style style:name="P66" style:family="paragraph" style:parent-style-name="Text_20_body">
      <style:paragraph-properties fo:text-align="center" style:justify-single-word="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67" style:family="paragraph" style:parent-style-name="Text_20_body">
      <style:paragraph-properties fo:padding-left="0in" fo:padding-right="0in" fo:padding-top="0in" fo:padding-bottom="0.0138in" fo:border-left="none" fo:border-right="none" fo:border-top="none" fo:border-bottom="0.51pt dotted #000000"/>
    </style:style>
    <style:style style:name="P68"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font-name="AGaramond" style:font-name-complex="AGaramond"/>
    </style:style>
    <style:style style:name="P69" style:family="paragraph" style:parent-style-name="Text_20_body">
      <style:paragraph-properties fo:margin-left="0.5in" fo:margin-right="-0.0374in" fo:text-indent="0in" style:auto-text-indent="false"/>
    </style:style>
    <style:style style:name="P70" style:family="paragraph" style:parent-style-name="Text_20_body">
      <style:paragraph-properties fo:margin-left="0.5in" fo:margin-right="-0.0374in" fo:text-indent="0in" style:auto-text-indent="false"/>
      <style:text-properties fo:color="#000000" style:font-name="AGaramond" fo:font-size="11pt" style:font-size-asian="11pt" style:font-name-complex="AGaramond" style:font-size-complex="11pt"/>
    </style:style>
    <style:style style:name="P71" style:family="paragraph" style:parent-style-name="Standard">
      <style:paragraph-properties fo:margin-left="0.5in" fo:margin-right="-0.0374in" fo:text-indent="0in" style:auto-text-indent="false"/>
    </style:style>
    <style:style style:name="P72" style:family="paragraph" style:parent-style-name="Standard">
      <style:paragraph-properties fo:margin-left="0.5in" fo:margin-right="-0.0374in" fo:text-indent="0in" style:auto-text-indent="false"/>
      <style:text-properties style:font-name="AGaramond" fo:font-size="11pt" style:font-size-asian="11pt" style:font-name-complex="AGaramond" style:font-size-complex="11pt"/>
    </style:style>
    <style:style style:name="P73" style:family="paragraph" style:parent-style-name="Text_20_body">
      <style:paragraph-properties fo:margin-left="0in" fo:margin-right="-0.0374in" fo:text-indent="0.5in" style:auto-text-indent="false"/>
    </style:style>
    <style:style style:name="P74" style:family="paragraph" style:parent-style-name="Text_20_body">
      <style:paragraph-properties fo:margin-left="0in" fo:margin-right="-0.0374in" fo:text-indent="0.5in" style:auto-text-indent="false"/>
      <style:text-properties style:font-name="AGaramond" fo:font-size="11pt" style:font-size-asian="11pt" style:font-name-complex="AGaramond" style:font-size-complex="11pt"/>
    </style:style>
    <style:style style:name="P75" style:family="paragraph" style:parent-style-name="Standard">
      <style:paragraph-properties fo:margin-left="0in" fo:margin-right="-0.0374in" fo:text-indent="0.5in" style:auto-text-indent="false"/>
    </style:style>
    <style:style style:name="P76" style:family="paragraph" style:parent-style-name="Standard">
      <style:paragraph-properties fo:margin-left="0in" fo:margin-right="-0.0374in" fo:text-indent="0.5in" style:auto-text-indent="false"/>
      <style:text-properties style:font-name="AGaramond" fo:font-size="11pt" style:font-size-asian="11pt" style:font-name-complex="AGaramond" style:font-size-complex="11pt"/>
    </style:style>
    <style:style style:name="P77" style:family="paragraph" style:parent-style-name="Standard">
      <style:paragraph-properties fo:margin-left="0in" fo:margin-right="-0.0374in" fo:text-indent="0.5in" style:auto-text-indent="false"/>
      <style:text-properties style:font-name="AGaramond" fo:font-size="11pt" fo:font-style="italic" style:font-size-asian="11pt" style:font-style-asian="italic" style:font-name-complex="AGaramond" style:font-size-complex="11pt"/>
    </style:style>
    <style:style style:name="P78" style:family="paragraph" style:parent-style-name="Standard">
      <style:paragraph-properties fo:margin-top="0.0417in" fo:margin-bottom="0.0417in" style:contextual-spacing="false" fo:text-align="center" style:justify-single-word="false"/>
    </style:style>
    <style:style style:name="P79" style:family="paragraph" style:parent-style-name="Standard">
      <style:paragraph-properties fo:margin-top="0.0417in" fo:margin-bottom="0.0417in" style:contextual-spacing="false" style:border-line-width-bottom="0.0417in 0.0102in 0.0102in" fo:padding-left="0in" fo:padding-right="0in" fo:padding-top="0in" fo:padding-bottom="0.0138in" fo:border-left="none" fo:border-right="none" fo:border-top="none" fo:border-bottom="4.51pt double #000000"/>
      <style:text-properties style:font-name="AGaramond" fo:font-size="11pt" fo:font-weight="bold" style:font-size-asian="11pt" style:font-weight-asian="bold" style:font-name-complex="AGaramond" style:font-size-complex="11pt"/>
    </style:style>
    <style:style style:name="P80" style:family="paragraph" style:parent-style-name="Standard">
      <style:paragraph-properties fo:margin-left="2in" fo:margin-right="0in" fo:text-indent="0.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81" style:family="paragraph" style:parent-style-name="Standard">
      <style:paragraph-properties fo:margin-left="2in" fo:margin-right="0in" fo:text-indent="0.5in" style:auto-text-indent="false"/>
      <style:text-properties fo:font-variant="small-caps" style:font-name="AGaramond" fo:font-size="10pt" style:text-underline-style="solid" style:text-underline-width="auto" style:text-underline-color="font-color" fo:font-weight="bold" style:font-size-asian="10pt" style:font-weight-asian="bold" style:font-name-complex="AGaramond"/>
    </style:style>
    <style:style style:name="P82" style:family="paragraph" style:parent-style-name="Standard">
      <style:paragraph-properties fo:margin-left="0.25in" fo:margin-right="0in" fo:text-indent="-0.25in" style:auto-text-indent="false">
        <style:tab-stops>
          <style:tab-stop style:position="0.25in"/>
        </style:tab-stops>
      </style:paragraph-properties>
    </style:style>
    <style:style style:name="P83" style:family="paragraph" style:parent-style-name="Standard">
      <style:paragraph-properties fo:margin-left="0.25in" fo:margin-right="-0.0374in" fo:text-indent="-0.25in" style:auto-text-indent="false">
        <style:tab-stops>
          <style:tab-stop style:position="0.25in"/>
        </style:tab-stops>
      </style:paragraph-properties>
    </style:style>
    <style:style style:name="P84" style:family="paragraph" style:parent-style-name="Standard">
      <style:paragraph-properties fo:margin-left="-0.2in" fo:margin-right="-0.0374in" fo:text-indent="0in" style:auto-text-indent="false" style:border-line-width-bottom="0.0417in 0.0102in 0.0102in" fo:padding-left="0in" fo:padding-right="0in" fo:padding-top="0in" fo:padding-bottom="0.0138in" fo:border-left="none" fo:border-right="none" fo:border-top="none" fo:border-bottom="4.51pt double #000000"/>
      <style:text-properties style:font-name="AGaramond" fo:font-size="11pt" style:font-size-asian="11pt" style:font-name-complex="AGaramond" style:font-size-complex="11pt"/>
    </style:style>
    <style:style style:name="P85" style:family="paragraph" style:parent-style-name="Standard">
      <style:paragraph-properties fo:margin-left="0.25in" fo:margin-right="-0.0374in" fo:text-indent="0in" style:auto-text-indent="false"/>
      <style:text-properties style:font-name="AGaramond" fo:font-size="11pt" style:font-size-asian="11pt" style:font-name-complex="AGaramond" style:font-size-complex="11pt"/>
    </style:style>
    <style:style style:name="P86" style:family="paragraph" style:parent-style-name="Standard">
      <style:paragraph-properties fo:margin-left="0.5in" fo:margin-right="-0.0374in" fo:text-indent="-0.5in" style:auto-text-indent="false"/>
    </style:style>
    <style:style style:name="P87"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style>
    <style:style style:name="P88" style:family="paragraph" style:parent-style-name="Standard">
      <style:paragraph-properties fo:margin-left="0.5in" fo:margin-right="-0.0374in" fo:text-indent="-0.5in" style:auto-text-indent="false"/>
      <style:text-properties style:font-name="AGaramond" fo:font-size="11pt" style:font-size-asian="11pt" style:font-name-complex="AGaramond" style:font-size-complex="11pt" style:font-weight-complex="bold"/>
    </style:style>
    <style:style style:name="P89" style:family="paragraph" style:parent-style-name="Standard">
      <style:paragraph-properties fo:margin-left="0.5in" fo:margin-right="-0.0374in" fo:text-indent="-0.5in" style:auto-text-indent="false"/>
      <style:text-properties style:font-name="AGaramond" fo:font-size="11pt" fo:font-style="italic" style:font-size-asian="11pt" style:font-style-asian="italic" style:font-name-complex="AGaramond" style:font-size-complex="11pt"/>
    </style:style>
    <style:style style:name="P90"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style>
    <style:style style:name="P91" style:family="paragraph" style:parent-style-name="Standard">
      <style:paragraph-properties fo:margin-left="0.5in" fo:margin-right="-0.0374in" fo:text-indent="-0.5in" style:auto-text-indent="false"/>
      <style:text-properties style:font-name="AGaramond" fo:font-size="11pt" style:font-name-asian="AGaramond" style:font-size-asian="11pt" style:font-name-complex="AGaramond" style:font-size-complex="11pt" style:font-weight-complex="bold"/>
    </style:style>
    <style:style style:name="P92" style:family="paragraph" style:parent-style-name="Standard">
      <style:paragraph-properties fo:margin-left="0in" fo:margin-right="0in" fo:text-indent="0.5in" style:auto-text-indent="false"/>
    </style:style>
    <style:style style:name="P93" style:family="paragraph" style:parent-style-name="Standard">
      <style:paragraph-properties fo:margin-left="0in" fo:margin-right="0in" fo:orphans="2" fo:widows="2" fo:text-indent="0.5in" style:auto-text-indent="false" style:text-autospace="none"/>
    </style:style>
    <style:style style:name="P94" style:family="paragraph" style:parent-style-name="Standard">
      <style:paragraph-properties fo:margin-left="0.5in" fo:margin-right="0in" fo:text-indent="-0.5in" style:auto-text-indent="false" style:text-autospace="none"/>
    </style:style>
    <style:style style:name="P95" style:family="paragraph" style:parent-style-name="Standard">
      <style:paragraph-properties fo:margin-left="0.5in" fo:margin-right="0in" fo:text-indent="-0.5in" style:auto-text-indent="false" style:text-autospace="none"/>
      <style:text-properties fo:color="#000000" style:font-size-complex="12pt" style:font-weight-complex="bold"/>
    </style:style>
    <style:style style:name="P96" style:family="paragraph" style:parent-style-name="Standard">
      <style:paragraph-properties fo:margin-left="1in" fo:margin-right="-0.0374in" fo:text-indent="0.5in" style:auto-text-indent="false"/>
      <style:text-properties style:font-name="AGaramond" fo:font-size="11pt" style:font-size-asian="11pt" style:font-name-complex="AGaramond" style:font-size-complex="11pt"/>
    </style:style>
    <style:style style:name="P97" style:family="paragraph" style:parent-style-name="Standard">
      <style:paragraph-properties fo:margin-left="1.5in" fo:margin-right="-0.0374in" fo:text-align="center" style:justify-single-word="false" fo:text-indent="-1.5in" style:auto-text-indent="false"/>
      <style:text-properties fo:font-variant="small-caps" style:font-name="AGaramond" fo:font-size="14pt" style:text-underline-style="solid" style:text-underline-width="auto" style:text-underline-color="font-color" fo:font-weight="bold" style:font-size-asian="14pt" style:font-weight-asian="bold" style:font-name-complex="AGaramond" style:font-size-complex="14pt"/>
    </style:style>
    <style:style style:name="P98" style:family="paragraph" style:parent-style-name="Standard">
      <style:paragraph-properties fo:margin-left="1in" fo:margin-right="0in" fo:text-indent="-0.75in" style:auto-text-indent="false"/>
      <style:text-properties style:font-name="AGaramond" fo:font-size="11pt" style:font-size-asian="11pt" style:font-name-complex="AGaramond" style:font-size-complex="11pt"/>
    </style:style>
    <style:style style:name="P99" style:family="paragraph" style:parent-style-name="Standard">
      <style:paragraph-properties fo:margin-left="0in" fo:margin-right="0in" fo:text-indent="0in" style:auto-text-indent="false"/>
      <style:text-properties style:font-name="AGaramond" fo:font-size="11pt" officeooo:rsid="000db7c3" officeooo:paragraph-rsid="000db7c3" style:font-size-asian="11pt" style:font-name-complex="AGaramond" style:font-size-complex="11pt"/>
    </style:style>
    <style:style style:name="P100" style:family="paragraph" style:parent-style-name="Standard">
      <style:paragraph-properties fo:margin-left="0in" fo:margin-right="0in" fo:text-indent="0in" style:auto-text-indent="false"/>
      <style:text-properties style:use-window-font-color="true" style:font-name="AGaramond" fo:font-size="11pt" fo:language="en" fo:country="US" officeooo:rsid="000db7c3" officeooo:paragraph-rsid="000db7c3" style:font-name-asian="Times New Roman" style:font-size-asian="11pt" style:font-name-complex="AGaramond" style:font-size-complex="11pt" style:language-complex="ar" style:country-complex="SA"/>
    </style:style>
    <style:style style:name="P101" style:family="paragraph" style:parent-style-name="Standard" style:list-style-name="L1">
      <style:text-properties officeooo:paragraph-rsid="000db7c3"/>
    </style:style>
    <style:style style:name="P102" style:family="paragraph" style:parent-style-name="Standard" style:list-style-name="WW8Num14">
      <style:text-properties style:font-name="AGaramond" fo:font-size="11pt" officeooo:paragraph-rsid="00141dc7" style:font-size-asian="11pt" style:font-name-complex="AGaramond" style:font-size-complex="11pt"/>
    </style:style>
    <style:style style:name="P103" style:family="paragraph" style:parent-style-name="Standard" style:list-style-name="WW8Num14">
      <style:text-properties style:font-name="AGaramond" fo:font-size="11pt" officeooo:paragraph-rsid="001c2455" style:font-size-asian="11pt" style:font-name-complex="AGaramond" style:font-size-complex="11pt"/>
    </style:style>
    <style:style style:name="P104" style:family="paragraph" style:parent-style-name="Standard">
      <style:text-properties officeooo:paragraph-rsid="001aaca1"/>
    </style:style>
    <style:style style:name="P105" style:family="paragraph" style:parent-style-name="Standard">
      <style:text-properties style:use-window-font-color="true" style:font-name="AGaramond" fo:font-size="14pt" fo:language="en" fo:country="US" officeooo:rsid="000e85f2" officeooo:paragraph-rsid="001039da" style:font-name-asian="Times New Roman" style:font-size-asian="14pt" style:font-name-complex="AGaramond" style:font-size-complex="14pt" style:language-complex="ar" style:country-complex="SA"/>
    </style:style>
    <style:style style:name="P106" style:family="paragraph" style:parent-style-name="Standard" style:list-style-name="WW8Num14">
      <style:paragraph-properties fo:margin-left="0.5in" fo:margin-right="-0.0374in" fo:text-indent="-0.25in" style:auto-text-indent="false"/>
      <style:text-properties style:font-name="AGaramond" fo:font-size="11pt" style:font-size-asian="11pt" style:font-name-complex="AGaramond" style:font-size-complex="11pt"/>
    </style:style>
    <style:style style:name="P107" style:family="paragraph" style:parent-style-name="Standard" style:list-style-name="WW8Num14">
      <style:paragraph-properties fo:margin-left="0.5in" fo:margin-right="-0.0374in" fo:text-indent="-0.25in" style:auto-text-indent="false"/>
      <style:text-properties style:font-name="AGaramond" fo:font-size="11pt" officeooo:paragraph-rsid="00141dc7" style:font-size-asian="11pt" style:font-name-complex="AGaramond" style:font-size-complex="11pt"/>
    </style:style>
    <style:style style:name="P108" style:family="paragraph" style:parent-style-name="Standard" style:list-style-name="WW8Num24">
      <style:paragraph-properties fo:margin-left="0.5in" fo:margin-right="-0.0374in" fo:text-indent="-0.25in" style:auto-text-indent="false"/>
      <style:text-properties style:font-name="AGaramond" fo:font-size="11pt" style:font-size-asian="11pt" style:font-name-complex="AGaramond" style:font-size-complex="11pt"/>
    </style:style>
    <style:style style:name="P109" style:family="paragraph" style:parent-style-name="Standard" style:list-style-name="WW8Num24">
      <style:paragraph-properties fo:margin-left="0.5in" fo:margin-right="-0.0374in" fo:orphans="2" fo:widows="2" fo:text-indent="-0.25in" style:auto-text-indent="false" style:text-autospace="none"/>
      <style:text-properties style:font-name="AGaramond" fo:font-size="11pt" style:font-size-asian="11pt" style:font-name-complex="AGaramond" style:font-size-complex="11pt"/>
    </style:style>
    <style:style style:name="P110" style:family="paragraph" style:parent-style-name="Standard" style:list-style-name="WW8Num23">
      <style:paragraph-properties fo:margin-left="0.5in" fo:margin-right="-0.0374in" fo:text-indent="-0.25in" style:auto-text-indent="false"/>
      <style:text-properties style:font-name="AGaramond" fo:font-size="11pt" style:font-size-asian="11pt" style:font-name-complex="AGaramond" style:font-size-complex="11pt"/>
    </style:style>
    <style:style style:name="P111" style:family="paragraph" style:parent-style-name="Standard" style:list-style-name="WW8Num23">
      <style:paragraph-properties fo:margin-left="0.5in" fo:margin-right="-0.0374in" fo:text-indent="-0.25in" style:auto-text-indent="false"/>
      <style:text-properties style:font-name="AGaramond" fo:font-size="11pt" officeooo:paragraph-rsid="001aaca1" style:font-size-asian="11pt" style:font-name-complex="AGaramond" style:font-size-complex="11pt"/>
    </style:style>
    <style:style style:name="P112" style:family="paragraph" style:parent-style-name="Standard" style:list-style-name="WW8Num23">
      <style:paragraph-properties fo:margin-left="0.5in" fo:margin-right="-0.0374in" fo:text-indent="-0.25in" style:auto-text-indent="false"/>
      <style:text-properties style:font-name="AGaramond" fo:font-size="11pt" officeooo:rsid="001aaca1" officeooo:paragraph-rsid="001aaca1" style:font-size-asian="11pt" style:font-name-complex="AGaramond" style:font-size-complex="11pt"/>
    </style:style>
    <style:style style:name="P113" style:family="paragraph" style:parent-style-name="Standard" style:list-style-name="WW8Num14">
      <style:paragraph-properties fo:margin-left="0.5in" fo:margin-right="-0.0374in" fo:text-indent="-0.25in" style:auto-text-indent="false"/>
      <style:text-properties style:font-name="AGaramond" fo:font-size="11pt" officeooo:rsid="001c2455" officeooo:paragraph-rsid="001c2455" style:font-size-asian="11pt" style:font-name-complex="AGaramond" style:font-size-complex="11pt"/>
    </style:style>
    <style:style style:name="P114" style:family="paragraph" style:parent-style-name="Standard" style:list-style-name="WW8Num14">
      <style:paragraph-properties fo:margin-left="0.5in" fo:margin-right="-0.0374in" fo:text-indent="-0.25in" style:auto-text-indent="false"/>
    </style:style>
    <style:style style:name="P115" style:family="paragraph" style:parent-style-name="Standard" style:list-style-name="WW8Num23">
      <style:paragraph-properties fo:margin-left="0.5in" fo:margin-right="-0.0374in" fo:text-indent="-0.25in" style:auto-text-indent="false"/>
      <style:text-properties fo:font-variant="small-caps" style:use-window-font-color="true" style:font-name="AGaramond" fo:font-size="11pt" fo:language="en" fo:country="US" style:text-underline-style="none" fo:font-weight="normal" officeooo:rsid="001aaca1" officeooo:paragraph-rsid="001aaca1" style:font-name-asian="Times New Roman" style:font-size-asian="11pt" style:font-weight-asian="normal" style:font-name-complex="AGaramond" style:font-size-complex="11pt" style:language-complex="ar" style:country-complex="SA"/>
    </style:style>
    <style:style style:name="P116" style:family="paragraph" style:parent-style-name="Standard">
      <style:paragraph-properties fo:margin-left="0in" fo:margin-right="-0.0374in" fo:text-indent="0in" style:auto-text-indent="false"/>
      <style:text-properties fo:font-variant="small-caps" style:font-name="AGaramond" fo:font-size="14pt" style:text-underline-style="solid" style:text-underline-width="auto" style:text-underline-color="font-color" fo:font-weight="bold" officeooo:rsid="001aaca1" style:font-size-asian="14pt" style:font-weight-asian="bold" style:font-name-complex="AGaramond" style:font-size-complex="14pt"/>
    </style:style>
    <style:style style:name="P117" style:family="paragraph" style:parent-style-name="Standard">
      <style:paragraph-properties fo:margin-left="0in" fo:margin-right="-0.0374in" fo:text-indent="0in" style:auto-text-indent="false"/>
      <style:text-properties fo:font-variant="small-caps" style:font-name="AGaramond" fo:font-size="11pt" style:text-underline-style="solid" style:text-underline-width="auto" style:text-underline-color="font-color" fo:font-weight="normal" officeooo:rsid="001aaca1" officeooo:paragraph-rsid="001aaca1" style:font-size-asian="11pt" style:font-weight-asian="normal" style:font-name-complex="AGaramond" style:font-size-complex="11pt"/>
    </style:style>
    <style:style style:name="P118" style:family="paragraph" style:parent-style-name="Standard">
      <style:paragraph-properties fo:margin-left="0in" fo:margin-right="-0.0374in" fo:text-indent="0in" style:auto-text-indent="false"/>
      <style:text-properties fo:font-variant="small-caps" style:use-window-font-color="true" style:font-name="AGaramond" fo:font-size="11pt" fo:language="en" fo:country="US" style:text-underline-style="none" fo:font-weight="normal" officeooo:rsid="001aaca1" officeooo:paragraph-rsid="001aaca1" style:font-name-asian="Times New Roman" style:font-size-asian="11pt" style:font-weight-asian="normal" style:font-name-complex="AGaramond" style:font-size-complex="11pt" style:language-complex="ar" style:country-complex="SA"/>
    </style:style>
    <style:style style:name="P119" style:family="paragraph" style:parent-style-name="Standard">
      <style:paragraph-properties fo:margin-left="0in" fo:margin-right="-0.0374in" fo:text-indent="0in" style:auto-text-indent="false"/>
      <style:text-properties style:font-name="AGaramond" fo:font-size="11pt" officeooo:rsid="001c4cce" officeooo:paragraph-rsid="001c4cce" style:font-size-asian="11pt" style:font-name-complex="AGaramond" style:font-size-complex="11pt"/>
    </style:style>
    <style:style style:name="P120" style:family="paragraph" style:parent-style-name="Heading_20_1" style:master-page-name="Standard">
      <style:paragraph-properties fo:margin-left="0in" fo:margin-right="0in" fo:margin-top="0.0138in" fo:margin-bottom="0.0138in" style:contextual-spacing="false" fo:text-align="center" style:justify-single-word="false" fo:text-indent="0in" style:auto-text-indent="false" style:page-number="auto"/>
      <style:text-properties style:font-name="AGaramond" fo:font-size="10pt" style:font-size-asian="10pt" style:font-name-complex="AGaramond"/>
    </style:style>
    <style:style style:name="P121" style:family="paragraph" style:parent-style-name="Heading_20_1">
      <style:paragraph-properties fo:margin-left="0in" fo:margin-right="0in" fo:margin-top="0.0138in" fo:margin-bottom="0.0138in" style:contextual-spacing="false" fo:text-align="center" style:justify-single-word="false" fo:text-indent="0in" style:auto-text-indent="false"/>
      <style:text-properties style:font-name="AGaramond" fo:font-size="16pt" style:text-underline-style="none" style:font-size-asian="16pt" style:font-name-complex="AGaramond" style:font-size-complex="16pt"/>
    </style:style>
    <style:style style:name="P122" style:family="paragraph" style:parent-style-name="Heading_20_2">
      <style:paragraph-properties fo:margin-left="0in" fo:margin-right="-0.5in" fo:text-indent="0in" style:auto-text-indent="false">
        <style:tab-stops>
          <style:tab-stop style:position="2.3752in"/>
        </style:tab-stops>
      </style:paragraph-properties>
    </style:style>
    <style:style style:name="P123" style:family="paragraph" style:parent-style-name="Heading_20_2">
      <style:paragraph-properties fo:margin-left="0in" fo:margin-right="-0.5in" fo:text-indent="0in" style:auto-text-indent="false"/>
      <style:text-properties fo:font-variant="small-caps" style:font-name="AGaramond" style:font-name-complex="AGaramond"/>
    </style:style>
    <style:style style:name="P124" style:family="paragraph" style:parent-style-name="Heading_20_2">
      <style:paragraph-properties fo:margin-left="1.5in" fo:margin-right="-0.5in" fo:text-indent="0.5in" style:auto-text-indent="false"/>
      <style:text-properties style:font-name="AGaramond" fo:font-size="14pt" style:text-underline-style="solid" style:text-underline-width="auto" style:text-underline-color="font-color" style:font-size-asian="14pt" style:font-name-complex="AGaramond" style:font-size-complex="14pt"/>
    </style:style>
    <style:style style:name="P125" style:family="paragraph" style:parent-style-name="Heading_20_4">
      <style:paragraph-properties fo:margin-left="1.5in" fo:margin-right="-0.0374in" fo:text-indent="0in" style:auto-text-indent="false">
        <style:tab-stops>
          <style:tab-stop style:position="6.8752in" style:type="right"/>
        </style:tab-stops>
      </style:paragraph-properties>
      <style:text-properties style:font-name="AGaramond" style:font-name-complex="AGaramond"/>
    </style:style>
    <style:style style:name="P126" style:family="paragraph" style:parent-style-name="Text_20_body" style:list-style-name="WW8Num14">
      <style:text-properties style:use-window-font-color="true" style:font-name="AGaramond" fo:font-size="11pt" fo:language="en" fo:country="US" officeooo:paragraph-rsid="001c2455" style:font-name-asian="Times New Roman" style:font-size-asian="11pt" style:font-name-complex="AGaramond" style:font-size-complex="11pt" style:language-complex="ar" style:country-complex="SA"/>
    </style:style>
    <style:style style:name="P127" style:family="paragraph" style:parent-style-name="Text_20_body">
      <style:paragraph-properties fo:text-align="center" style:justify-single-word="false" fo:padding-left="0in" fo:padding-right="0in" fo:padding-top="0in" fo:padding-bottom="0.0138in" fo:border-left="none" fo:border-right="none" fo:border-top="none" fo:border-bottom="0.51pt dotted #000000"/>
      <style:text-properties fo:font-variant="small-caps" style:use-window-font-color="true" style:font-name="AGaramond" fo:font-size="11pt" fo:language="en" fo:country="US" style:font-name-asian="Times New Roman" style:font-size-asian="11pt" style:font-name-complex="AGaramond" style:font-size-complex="11pt" style:language-complex="ar" style:country-complex="SA"/>
    </style:style>
    <style:style style:name="T1" style:family="text">
      <style:text-properties fo:font-variant="small-caps"/>
    </style:style>
    <style:style style:name="T2" style:family="text">
      <style:text-properties fo:font-variant="small-caps" style:font-name="AGaramond" fo:font-size="11pt" style:font-size-asian="11pt" style:font-name-complex="AGaramond" style:font-size-complex="11pt"/>
    </style:style>
    <style:style style:name="T3" style:family="text">
      <style:text-properties fo:font-variant="small-caps" style:font-name="AGaramond" fo:font-size="11pt" style:font-size-asian="11pt" style:font-name-complex="AGaramond" style:font-size-complex="11pt" style:font-weight-complex="bold"/>
    </style:style>
    <style:style style:name="T4" style:family="text">
      <style:text-properties fo:font-variant="small-caps" style:font-name="AGaramond" fo:font-size="11pt" officeooo:rsid="0016a82e" style:font-size-asian="11pt" style:font-name-complex="AGaramond" style:font-size-complex="11pt"/>
    </style:style>
    <style:style style:name="T5" style:family="text">
      <style:text-properties fo:font-variant="small-caps" style:font-name="AGaramond" fo:font-size="11pt" fo:font-weight="bold" style:font-size-asian="11pt" style:font-weight-asian="bold" style:font-name-complex="AGaramond" style:font-size-complex="11pt"/>
    </style:style>
    <style:style style:name="T6" style:family="text">
      <style:text-properties fo:font-variant="small-caps" style:font-name="AGaramond" fo:font-size="11pt" fo:font-weight="bold" style:font-size-asian="11pt" style:font-weight-asian="bold" style:font-name-complex="AGaramond" style:font-size-complex="11pt" style:font-weight-complex="bold"/>
    </style:style>
    <style:style style:name="T7" style:family="text">
      <style:text-properties fo:font-variant="small-caps" style:font-name="AGaramond" fo:font-size="11pt" style:text-underline-style="solid" style:text-underline-width="auto" style:text-underline-color="font-color" style:font-size-asian="11pt" style:font-name-complex="AGaramond" style:font-size-complex="11pt"/>
    </style:style>
    <style:style style:name="T8" style:family="text">
      <style:text-properties fo:font-variant="small-caps" style:font-name="AGaramond" fo:font-size="11pt" style:text-underline-style="solid" style:text-underline-width="auto" style:text-underline-color="font-color" style:font-size-asian="11pt" style:font-name-complex="AGaramond" style:font-size-complex="11pt" style:font-weight-complex="bold"/>
    </style:style>
    <style:style style:name="T9" style:family="text">
      <style:text-properties fo:font-variant="small-caps" style:font-name="AGaramond" fo:font-size="14pt" style:font-size-asian="14pt" style:font-name-complex="AGaramond" style:font-size-complex="14pt"/>
    </style:style>
    <style:style style:name="T10" style:family="text">
      <style:text-properties fo:font-variant="small-caps" style:font-name="AGaramond" fo:font-size="14pt" officeooo:rsid="00129aa5" style:font-size-asian="14pt" style:font-name-complex="AGaramond" style:font-size-complex="14pt"/>
    </style:style>
    <style:style style:name="T11" style:family="text">
      <style:text-properties fo:font-variant="small-caps" style:text-position="super 58%"/>
    </style:style>
    <style:style style:name="T12" style:family="text">
      <style:text-properties fo:font-variant="small-caps" style:text-position="0% 100%"/>
    </style:style>
    <style:style style:name="T13" style:family="text">
      <style:text-properties fo:font-variant="small-caps" officeooo:rsid="0016a82e"/>
    </style:style>
    <style:style style:name="T14" style:family="text">
      <style:text-properties style:font-name="AGaramond" fo:font-size="11pt" style:font-size-asian="11pt" style:font-name-complex="AGaramond" style:font-size-complex="11pt"/>
    </style:style>
    <style:style style:name="T15" style:family="text">
      <style:text-properties style:font-name="AGaramond" fo:font-size="11pt" style:font-size-asian="11pt" style:font-name-complex="AGaramond" style:font-size-complex="11pt" style:font-weight-complex="bold"/>
    </style:style>
    <style:style style:name="T16" style:family="text">
      <style:text-properties style:font-name="AGaramond" fo:font-size="11pt" officeooo:rsid="000e85f2" style:font-size-asian="11pt" style:font-name-complex="AGaramond" style:font-size-complex="11pt"/>
    </style:style>
    <style:style style:name="T17" style:family="text">
      <style:text-properties style:font-name="AGaramond" fo:font-size="11pt" officeooo:rsid="00141dc7" style:font-size-asian="11pt" style:font-name-complex="AGaramond" style:font-size-complex="11pt"/>
    </style:style>
    <style:style style:name="T18" style:family="text">
      <style:text-properties style:font-name="AGaramond" fo:font-size="11pt" officeooo:rsid="0016a82e" style:font-size-asian="11pt" style:font-name-complex="AGaramond" style:font-size-complex="11pt"/>
    </style:style>
    <style:style style:name="T19" style:family="text">
      <style:text-properties style:font-name="AGaramond" fo:font-size="11pt" officeooo:rsid="0017b77c" style:font-size-asian="11pt" style:font-name-complex="AGaramond" style:font-size-complex="11pt"/>
    </style:style>
    <style:style style:name="T20" style:family="text">
      <style:text-properties style:font-name="AGaramond" fo:font-size="11pt" officeooo:rsid="001c2455" style:font-size-asian="11pt" style:font-name-complex="AGaramond" style:font-size-complex="11pt"/>
    </style:style>
    <style:style style:name="T21" style:family="text">
      <style:text-properties style:font-name="AGaramond" fo:font-size="11pt" officeooo:rsid="001e5900" style:font-size-asian="11pt" style:font-name-complex="AGaramond" style:font-size-complex="11pt"/>
    </style:style>
    <style:style style:name="T22" style:family="text">
      <style:text-properties style:font-name="AGaramond" fo:font-size="11pt" style:font-size-asian="11pt" style:font-name-complex="Arial" style:font-size-complex="11pt"/>
    </style:style>
    <style:style style:name="T23" style:family="text">
      <style:text-properties style:font-name="AGaramond" fo:font-size="11pt" officeooo:rsid="001aaca1" style:font-size-asian="11pt" style:font-name-complex="Arial" style:font-size-complex="11pt"/>
    </style:style>
    <style:style style:name="T24" style:family="text">
      <style:text-properties style:font-name="AGaramond" fo:font-size="11pt" fo:font-style="italic" style:font-size-asian="11pt" style:font-style-asian="italic" style:font-name-complex="AGaramond" style:font-size-complex="11pt"/>
    </style:style>
    <style:style style:name="T25" style:family="text">
      <style:text-properties style:font-name="AGaramond" fo:font-size="11pt" fo:font-style="italic" style:font-name-asian="AGaramond" style:font-size-asian="11pt" style:font-style-asian="italic" style:font-name-complex="AGaramond" style:font-size-complex="11pt"/>
    </style:style>
    <style:style style:name="T26" style:family="text">
      <style:text-properties style:font-name="AGaramond" fo:font-size="11pt" fo:font-weight="bold" style:font-size-asian="11pt" style:font-weight-asian="bold" style:font-name-complex="AGaramond" style:font-size-complex="11pt"/>
    </style:style>
    <style:style style:name="T27" style:family="text">
      <style:text-properties style:font-name="AGaramond" fo:font-size="11pt" fo:font-weight="bold" style:font-size-asian="11pt" style:font-weight-asian="bold" style:font-name-complex="AGaramond" style:font-size-complex="11pt" style:font-weight-complex="bold"/>
    </style:style>
    <style:style style:name="T28" style:family="text">
      <style:text-properties style:font-name="AGaramond" fo:font-size="11pt" fo:language="en" fo:country="none" style:font-size-asian="11pt" style:font-name-complex="AGaramond" style:font-size-complex="11pt"/>
    </style:style>
    <style:style style:name="T29" style:family="text">
      <style:text-properties style:font-name="AGaramond" fo:font-size="11pt" fo:language="en" fo:country="none" officeooo:rsid="000c9c06" style:font-size-asian="11pt" style:font-name-complex="AGaramond" style:font-size-complex="11pt"/>
    </style:style>
    <style:style style:name="T30" style:family="text">
      <style:text-properties style:font-name="AGaramond" fo:font-size="11pt" fo:language="en" fo:country="none" officeooo:rsid="0017b77c" style:font-size-asian="11pt" style:font-name-complex="AGaramond" style:font-size-complex="11pt"/>
    </style:style>
    <style:style style:name="T31" style:family="text">
      <style:text-properties style:font-name="AGaramond" fo:font-size="11pt" style:font-name-asian="AGaramond" style:font-size-asian="11pt" style:font-name-complex="AGaramond" style:font-size-complex="11pt"/>
    </style:style>
    <style:style style:name="T32" style:family="text">
      <style:text-properties style:font-name="AGaramond" fo:font-size="11pt" style:font-name-asian="AGaramond" style:font-size-asian="11pt" style:font-name-complex="AGaramond" style:font-size-complex="11pt" style:font-weight-complex="bold"/>
    </style:style>
    <style:style style:name="T33" style:family="text">
      <style:text-properties style:font-name="AGaramond" fo:font-size="11pt" style:text-underline-style="solid" style:text-underline-width="auto" style:text-underline-color="font-color" fo:font-weight="bold" style:font-size-asian="11pt" style:font-weight-asian="bold" style:font-name-complex="AGaramond" style:font-size-complex="11pt"/>
    </style:style>
    <style:style style:name="T34" style:family="text">
      <style:text-properties style:font-name="AGaramond" fo:font-size="11pt" style:text-underline-style="solid" style:text-underline-width="auto" style:text-underline-color="font-color" fo:font-weight="bold" officeooo:rsid="001aaca1" style:font-size-asian="11pt" style:font-weight-asian="bold" style:font-name-complex="Arial" style:font-size-complex="11pt"/>
    </style:style>
    <style:style style:name="T35" style:family="text">
      <style:text-properties style:font-name="AGaramond" fo:font-size="10pt" fo:font-weight="bold" style:font-size-asian="10pt" style:font-weight-asian="bold" style:font-name-complex="AGaramond"/>
    </style:style>
    <style:style style:name="T36" style:family="text">
      <style:text-properties style:font-name="AGaramond" fo:font-size="10pt" fo:font-weight="bold" style:font-name-asian="AGaramond" style:font-size-asian="10pt" style:font-weight-asian="bold" style:font-name-complex="AGaramond"/>
    </style:style>
    <style:style style:name="T37" style:family="text">
      <style:text-properties style:font-name="AGaramond" style:font-name-complex="AGaramond"/>
    </style:style>
    <style:style style:name="T38" style:family="text">
      <style:text-properties style:font-name="AGaramond" fo:font-size="14pt" style:text-underline-style="solid" style:text-underline-width="auto" style:text-underline-color="font-color" style:font-size-asian="14pt" style:font-name-complex="AGaramond" style:font-size-complex="14pt"/>
    </style:style>
    <style:style style:name="T39" style:family="text">
      <style:text-properties style:font-name="AGaramond" fo:font-size="14pt" style:font-size-asian="14pt" style:font-name-complex="AGaramond" style:font-size-complex="14pt"/>
    </style:style>
    <style:style style:name="T40" style:family="text">
      <style:text-properties style:font-name="AGaramond" fo:font-size="14pt" officeooo:rsid="000e85f2" style:font-size-asian="14pt" style:font-name-complex="AGaramond" style:font-size-complex="14pt"/>
    </style:style>
    <style:style style:name="T41" style:family="text">
      <style:text-properties style:font-name-asian="AGaramond"/>
    </style:style>
    <style:style style:name="T42" style:family="text">
      <style:text-properties fo:font-size="11pt" style:font-size-asian="11pt" style:font-size-complex="11pt"/>
    </style:style>
    <style:style style:name="T43" style:family="text">
      <style:text-properties fo:font-style="italic" style:font-style-asian="italic"/>
    </style:style>
    <style:style style:name="T44" style:family="text">
      <style:text-properties style:font-size-complex="12pt"/>
    </style:style>
    <style:style style:name="T45" style:family="text">
      <style:text-properties fo:color="#000000" style:font-size-complex="12pt" style:font-weight-complex="bold"/>
    </style:style>
    <style:style style:name="T46" style:family="text">
      <style:text-properties fo:color="#000000" style:font-style-complex="italic"/>
    </style:style>
    <style:style style:name="T47" style:family="text">
      <style:text-properties fo:color="#000000" style:font-name="AGaramond" fo:font-size="11pt" style:font-size-asian="11pt" style:font-name-complex="AGaramond" style:font-size-complex="11pt"/>
    </style:style>
    <style:style style:name="T48" style:family="text">
      <style:text-properties fo:color="#000000" style:font-name="AGaramond" fo:font-size="11pt" fo:font-style="italic" style:font-size-asian="11pt" style:font-style-asian="italic" style:font-name-complex="AGaramond" style:font-size-complex="11pt"/>
    </style:style>
    <style:style style:name="T49" style:family="text">
      <style:text-properties fo:color="#000000" style:text-position="super 58%" style:font-name="AGaramond" fo:font-size="11pt" fo:font-style="italic" style:font-size-asian="11pt" style:font-style-asian="italic" style:font-name-complex="AGaramond" style:font-size-complex="11pt"/>
    </style:style>
    <style:style style:name="T50" style:family="text">
      <style:text-properties fo:color="#000000" fo:font-style="normal" style:font-style-asian="normal" style:font-style-complex="normal"/>
    </style:style>
    <style:style style:name="T51" style:family="text">
      <style:text-properties style:text-position="super 58%" style:font-name="AGaramond" fo:font-size="11pt" fo:font-style="italic" style:font-size-asian="11pt" style:font-style-asian="italic" style:font-name-complex="AGaramond" style:font-size-complex="11pt"/>
    </style:style>
    <style:style style:name="T52" style:family="text">
      <style:text-properties fo:font-variant="normal" fo:text-transform="none" style:use-window-font-color="true" style:font-name="AGaramond" fo:font-size="11pt" fo:letter-spacing="normal" fo:language="en" fo:country="US" fo:font-style="normal" style:font-name-asian="Times New Roman" style:font-size-asian="11pt" style:font-name-complex="AGaramond" style:font-size-complex="11pt" style:language-complex="ar" style:country-complex="SA"/>
    </style:style>
    <style:style style:name="T53" style:family="text">
      <style:text-properties fo:font-variant="normal" fo:text-transform="none" style:use-window-font-color="true" style:font-name="AGaramond" fo:font-size="11pt" fo:letter-spacing="normal" fo:language="en" fo:country="US" fo:font-style="normal" fo:font-weight="normal" style:font-name-asian="Times New Roman" style:font-size-asian="11pt" style:font-name-complex="AGaramond" style:font-size-complex="11pt" style:language-complex="ar" style:country-complex="SA"/>
    </style:style>
    <style:style style:name="T54" style:family="text">
      <style:text-properties fo:font-variant="normal" fo:text-transform="none" style:use-window-font-color="true" style:font-name="AGaramond" fo:font-size="11pt" fo:letter-spacing="normal" fo:language="en" fo:country="US" fo:font-style="normal" fo:font-weight="normal" officeooo:rsid="00129aa5" style:font-name-asian="Times New Roman" style:font-size-asian="11pt" style:font-name-complex="AGaramond" style:font-size-complex="11pt" style:language-complex="ar" style:country-complex="SA"/>
    </style:style>
    <style:style style:name="T55" style:family="text">
      <style:text-properties fo:font-variant="normal" fo:text-transform="none" style:use-window-font-color="true" fo:letter-spacing="normal" fo:language="en" fo:country="US" fo:font-style="normal" fo:font-weight="normal" style:font-name-asian="Times New Roman" style:language-complex="ar" style:country-complex="SA"/>
    </style:style>
    <style:style style:name="T56" style:family="text">
      <style:text-properties fo:font-variant="normal" fo:text-transform="none" style:use-window-font-color="true" fo:letter-spacing="normal" fo:language="en" fo:country="US" fo:font-style="normal" fo:font-weight="normal" officeooo:rsid="001aaca1" style:font-name-asian="Times New Roman" style:language-complex="ar" style:country-complex="SA"/>
    </style:style>
    <style:style style:name="T57" style:family="text">
      <style:text-properties fo:font-variant="normal" fo:text-transform="none" style:use-window-font-color="true" fo:letter-spacing="normal" fo:language="en" fo:country="US" fo:font-style="normal" fo:font-weight="normal" officeooo:rsid="001c2455" style:font-name-asian="Times New Roman" style:language-complex="ar" style:country-complex="SA"/>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fo:font-weight="normal" officeooo:rsid="001aaca1"/>
    </style:style>
    <style:style style:name="T60" style:family="text">
      <style:text-properties fo:font-variant="normal" fo:text-transform="none" fo:letter-spacing="normal" fo:font-style="normal" fo:font-weight="normal" officeooo:rsid="001c2455"/>
    </style:style>
    <style:style style:name="T61" style:family="text">
      <style:text-properties style:use-window-font-color="true" style:font-name="AGaramond" fo:font-size="11pt" fo:language="en" fo:country="US" officeooo:rsid="000db7c3" style:font-name-asian="Times New Roman" style:font-size-asian="11pt" style:font-name-complex="AGaramond" style:font-size-complex="11pt" style:language-complex="ar" style:country-complex="SA"/>
    </style:style>
    <style:style style:name="T62" style:family="text">
      <style:text-properties style:use-window-font-color="true" fo:language="en" fo:country="US" style:font-name-asian="Times New Roman" style:language-complex="ar" style:country-complex="SA" style:font-weight-complex="normal"/>
    </style:style>
    <style:style style:name="T63" style:family="text">
      <style:text-properties officeooo:rsid="00118e05"/>
    </style:style>
    <style:style style:name="T64" style:family="text">
      <style:text-properties officeooo:rsid="00129aa5"/>
    </style:style>
    <style:style style:name="T65" style:family="text">
      <style:text-properties officeooo:rsid="00141dc7"/>
    </style:style>
    <style:style style:name="T66" style:family="text">
      <style:text-properties officeooo:rsid="0016a82e"/>
    </style:style>
    <style:style style:name="T67" style:family="text">
      <style:text-properties officeooo:rsid="001aaca1"/>
    </style:style>
    <style:style style:name="T68" style:family="text">
      <style:text-properties style:font-weight-complex="normal"/>
    </style:style>
    <style:style style:name="T69" style:family="text">
      <style:text-properties officeooo:rsid="001c2455"/>
    </style:style>
    <style:style style:name="T70" style:family="text">
      <style:text-properties officeooo:rsid="001ccc88"/>
    </style:style>
    <style:style style:name="T71" style:family="text">
      <style:text-properties officeooo:rsid="001e5900"/>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Curriculum Vitae</text:h>
      <text:h text:style-name="P121" text:outline-level="1">STEVE ATKINS, PH.D.</text:h>
      <text:p text:style-name="P78"><text:span text:style-name="T36"><text:s text:c="11"/></text:span><text:span text:style-name="T35">910 Francesca Court</text:span><text:span text:style-name="T26"> <text:s/>Punta Gorda, Florida 33950</text:span></text:p>
      <text:p text:style-name="P79">(941) 639-1605<text:tab/><text:tab/> <text:s text:c="6"/><text:tab/>(336) 710-9122<text:tab/><text:tab/><text:tab/> <text:s text:c="8"/>gatkins@edison.edu<text:tab/></text:p>
      <text:p text:style-name="P80">Qualifications</text:p>
      <text:p text:style-name="P81"/>
      <text:p text:style-name="Standard"><text:span text:style-name="T28">Direct</text:span><text:span text:style-name="T30">ed</text:span><text:span text:style-name="T28"> academic affairs </text:span><text:span text:style-name="T29">and student services at community and state colleges in North Carolina and Florida</text:span><text:span text:style-name="T14">. Adept administrator and facilitator with progressive learning-focused expertise. </text:span><text:span text:style-name="T28">Curriculum design and implementation combined with strategic implementation to increase institutional and student success. <text:s/></text:span><text:span text:style-name="T14">Established educational professional with superior oral, written, strategic planning and problem-solving skills. </text:span><text:span text:style-name="T28">Possessing</text:span><text:span text:style-name="T14"> exceptional organizational and interpersonal attributes. Develop</text:span><text:span text:style-name="T19">ed</text:span><text:span text:style-name="T14"> and maintain</text:span><text:span text:style-name="T19">ed</text:span><text:span text:style-name="T14"> good rapport quickly with people from diverse cultures and professional backgrounds. </text:span><text:span text:style-name="T20">Taught mathematics course</text:span><text:span text:style-name="T21">s</text:span><text:span text:style-name="T20">, mathematics education and teacher education courses as an adjunct </text:span><text:span text:style-name="T21">and full-time </text:span><text:span text:style-name="T20">faculy member at several colleges, universities, </text:span><text:span text:style-name="T21">and public schools</text:span><text:span text:style-name="T20">.</text:span></text:p>
      <text:p text:style-name="P24"/>
      <text:p text:style-name="P54"><text:span text:style-name="T14">Strong background with post-doctoral </text:span><text:span text:style-name="T16">study in</text:span><text:span text:style-name="T14"> quantitave methods and </text:span><text:span text:style-name="T16">with </text:span><text:span text:style-name="T14">expertise in assessment, evaluation, quantitative methods, and institutional effectiveness and research. </text:span></text:p>
      <text:p text:style-name="P25"/>
      <text:h text:style-name="P122" text:outline-level="2"><text:span text:style-name="T37"><text:tab/></text:span><text:span text:style-name="T38">Education &amp; Honors</text:span></text:h>
      <text:p text:style-name="P34"/>
      <text:p text:style-name="P35"><text:span text:style-name="T2">University of North Carolina at Greensboro</text:span><text:span text:style-name="T14">, Greensboro, NC</text:span></text:p>
      <text:p text:style-name="P35"><text:span text:style-name="T6">Doctor of Philosophy</text:span><text:span text:style-name="T27"> </text:span><text:span text:style-name="T14"><text:s/></text:span></text:p>
      <text:p text:style-name="P37"><text:span text:style-name="T31">•</text:span><text:span text:style-name="T14"><text:tab/>Area of Study: Curriculum &amp; Instruction</text:span><text:span text:style-name="T26">, </text:span><text:span text:style-name="T14">GPA: 4.0, </text:span></text:p>
      <text:p text:style-name="P82"><text:span text:style-name="T31">•</text:span><text:span text:style-name="T14"><text:tab/>Concentration: Mathematics Education, Educational Psychology, Analysis of Teaching, Research Methodologies, and Program Evaluation</text:span><text:span text:style-name="T26">. </text:span></text:p>
      <text:p text:style-name="P83"><text:span text:style-name="T31">•</text:span><text:span text:style-name="T14"><text:tab/>Dissertation: “Effects of In-Class Focused Writing Tasks on Connections and Attitudes in College Calculus.</text:span><text:span text:style-name="T26">”</text:span></text:p>
      <text:p text:style-name="P28"/>
      <text:p text:style-name="P35"><text:span text:style-name="T2">University of North Carolina at Charlotte</text:span><text:span text:style-name="T14">, Charlotte, NC</text:span></text:p>
      <text:p text:style-name="P45">Master of Arts</text:p>
      <text:p text:style-name="P37"><text:span text:style-name="T31">•</text:span><text:span text:style-name="T14"><text:tab/>Area of Study: Mathematics</text:span><text:span text:style-name="T26">, </text:span><text:span text:style-name="T14">GPA: 4.0</text:span></text:p>
      <text:p text:style-name="P24"/>
      <text:p text:style-name="Standard"><text:span text:style-name="T2">Elon <text:s/>University</text:span><text:span text:style-name="T14">, Elon, NC</text:span><text:span text:style-name="T5"> </text:span></text:p>
      <text:p text:style-name="P44">Bachelor of Arts</text:p>
      <text:p text:style-name="P37"><text:span text:style-name="T31">•</text:span><text:span text:style-name="T14"><text:tab/>Area of Study: Mathematics, GPA: 3.8, Rhodes and Danforth Scholarship Nominee, Alpha Chi</text:span></text:p>
      <text:p text:style-name="P98">Honor Society</text:p>
      <text:p text:style-name="P98"/>
      <text:p text:style-name="P99">UNIVERSITY OF MICHIGAN, Ann Arbor. MI (2013<text:span text:style-name="T64">)</text:span></text:p>
      <text:list xml:id="list3574344607161972317" text:style-name="L1">
        <text:list-item>
          <text:p text:style-name="P101"><text:span text:style-name="T61">Completed </text:span><text:span text:style-name="T52">Program in Quantitative Methods of Social Research - </text:span><text:span text:style-name="T53">Program is recognized throughout the world as the preeminent forum for basic and advanced training in the methodologies and technologies of social science resea</text:span><text:span text:style-name="T54">rch. Study included Maximum Liklihood Estimation, Time Series Analysis, and Advanced Linear Regression.</text:span></text:p>
        </text:list-item>
      </text:list>
      <text:p text:style-name="P100"/>
      <text:p text:style-name="P55"/>
      <text:p text:style-name="P84"/>
      <text:h text:style-name="P123" text:outline-level="2"><text:soft-page-break/></text:h>
      <text:h text:style-name="P124" text:outline-level="2">Professional Experience</text:h>
      <text:p text:style-name="P40"/>
      <text:p text:style-name="P57"><text:span text:style-name="T9">ISO Quest </text:span><text:span text:style-name="T10">Quality Services</text:span><text:span text:style-name="T9">, </text:span><text:span text:style-name="T10">Inc</text:span><text:span text:style-name="T9">, ST. PETERSBURG, FL<text:tab/><text:tab/>November 2011- present<text:tab/></text:span></text:p>
      <text:p text:style-name="P47">Associate Auditor and Consultant</text:p>
      <text:p text:style-name="P49"/>
      <text:p text:style-name="Text_20_body">Assist/consults with lead auditor provi<text:span text:style-name="T65">d</text:span>ing assistance with statistical process control, root cause analysis, and related research design methods appropriate for effective problem solving for diverse client needs.</text:p>
      <text:p text:style-name="Text_20_body"/>
      <text:p text:style-name="P105"><text:span text:style-name="T1">The Florida Center for Mathematical Coaching and Consulting (MC</text:span><text:span text:style-name="T11">2</text:span><text:span text:style-name="T12">) May 2013 – Present</text:span></text:p>
      <text:p text:style-name="P46">OWNER OF PRIVATE TUTOR AND CONSUTING SERVICE</text:p>
      <text:p text:style-name="P46"/>
      <text:p text:style-name="P56"><text:span text:style-name="T65">Florida Center for Mathematical Coaching and Consulting serves several target market segments. The largest segment </text:span>are the students enrolled in mathematics courses in Southwest Florida and primarily serve<text:span text:style-name="T63">s</text:span> the Port Charlotte, Punta Gorda, North Port, Cape Coral, and North Ft. Myers areas. Within this market segment there <text:span text:style-name="T63">are</text:span> four subgroups: 1) high school or middle school students, 2) students enrolled in college or university math or other quantitative related courses , 3) students enrolled in research processes including dissertations and master thesis, 4) clients from business and industry with specialized quantitative needs related to Quality Management processes- lean six sigma, project management professional certification exam, statistical process control or related statistical processes, and quantitative aspects of ISO management system standards.</text:p>
      <text:p text:style-name="P48"/>
      <text:p text:style-name="P41"/>
      <text:p text:style-name="Standard"><text:span text:style-name="T9">Edison State College, fort myers, Fl</text:span><text:span text:style-name="T39"><text:tab/><text:tab/><text:tab/>July 2008-</text:span><text:span text:style-name="T40">March 2013</text:span><text:span text:style-name="T39"> <text:s text:c="2"/></text:span></text:p>
      <text:p text:style-name="P42">District Vice president, <text:s/>academic affairs</text:p>
      <text:p text:style-name="P39"/>
      <text:p text:style-name="P67"><text:span text:style-name="T14">Serve</text:span><text:span text:style-name="T17">d</text:span><text:span text:style-name="T14"> as the chief instructional officer; plan</text:span><text:span text:style-name="T17">ed</text:span><text:span text:style-name="T14">, organize</text:span><text:span text:style-name="T17">d</text:span><text:span text:style-name="T14">, administer</text:span><text:span text:style-name="T17">ed</text:span><text:span text:style-name="T14"> and supervise</text:span><text:span text:style-name="T17">d</text:span><text:span text:style-name="T14">: curriculum evaluation and development, academic support services, total instructional program (credit and non-credit). Serve</text:span><text:span text:style-name="T17">d</text:span><text:span text:style-name="T14"> as a regular member of the district senior administrative staff. Supervise</text:span><text:span text:style-name="T17">d</text:span><text:span text:style-name="T14"> the recruitment, orientation and evaluation of both full-time and part-time instructional faculty and staff within the goals of district policies. Assisted in development of new educational programs and supervise</text:span><text:span text:style-name="T17">d</text:span><text:span text:style-name="T14"> all instructional activities. Provide</text:span><text:span text:style-name="T17">d</text:span><text:span text:style-name="T14"> leadership and vision to strengthen and implement a variety of new and existing career, technical, and transfer programs, including distance education, leading to certificates associate, and baccalaureate degrees. Demonstrate</text:span><text:span text:style-name="T17">d</text:span><text:span text:style-name="T14"> leadership in the development of new college programs from inception to implementation. </text:span></text:p>
      <text:p text:style-name="P39"/>
      <text:p text:style-name="P2"><text:span text:style-name="T33">Accomplishments</text:span><text:span text:style-name="T26">:</text:span></text:p>
      <text:list xml:id="list1906294755100815966" text:style-name="WW8Num14">
        <text:list-item>
          <text:p text:style-name="P113">Provided leardership in development of STEM charter high school on the Ft. Myers campus.</text:p>
        </text:list-item>
        <text:list-item>
          <text:p text:style-name="P106">Provided leadership in development of new associate and baccalaureate degrees.</text:p>
        </text:list-item>
        <text:list-item>
          <text:p text:style-name="P106">Developed and implemented new program review and evaluation model.</text:p>
        </text:list-item>
        <text:list-item>
          <text:p text:style-name="P106">Reorganized Developmental Studies Program. </text:p>
        </text:list-item>
        <text:list-item>
          <text:p text:style-name="P107">Developed new model for student learning outcomes for all college programs including student support services.</text:p>
        </text:list-item>
        <text:list-item>
          <text:p text:style-name="P102">Provided leadership in developing new planning process</text:p>
        </text:list-item>
        <text:list-item>
          <text:p text:style-name="P106"><text:soft-page-break/>Provided leadership, in coordination with National Policy Center on the First Year of Study, for successful completion of district-wide Foundation of Excellence Self-Study </text:p>
        </text:list-item>
        <text:list-item>
          <text:p text:style-name="P106">Provided leadership for development and implementation of new comprehensive faculty evaluation model.</text:p>
        </text:list-item>
        <text:list-item>
          <text:p text:style-name="P106">Reorganized organizational structure of academic unit.</text:p>
        </text:list-item>
        <text:list-item>
          <text:p text:style-name="P106">Implemented new model for assessing general education outcomes.</text:p>
        </text:list-item>
        <text:list-item>
          <text:p text:style-name="P106">Implemented new planning model for academic and student affairs</text:p>
        </text:list-item>
        <text:list-item>
          <text:p text:style-name="P106">Developed and implemented new evaluation model for adjunct faculty.</text:p>
        </text:list-item>
        <text:list-item>
          <text:p text:style-name="P106">Developed and implemented model for evaluating effectiveness of dual enrollment faculty.</text:p>
        </text:list-item>
        <text:list-item>
          <text:p text:style-name="P106">Developed and implemented model for scheduling and establishing faculty loads.</text:p>
        </text:list-item>
        <text:list-item>
          <text:p text:style-name="P106">Provided leadership in developing STEM charter high school.</text:p>
        </text:list-item>
        <text:list-item>
          <text:p text:style-name="P106">Developed leadership academy for academic chairs.</text:p>
        </text:list-item>
      </text:list>
      <text:p text:style-name="P72"/>
      <text:p text:style-name="Standard"><text:span text:style-name="T9">Edison College, Punta Gorda, Fl</text:span><text:span text:style-name="T39"><text:tab/><text:tab/><text:tab/><text:tab/> <text:s text:c="2"/>June 2007-2008 <text:s text:c="2"/></text:span></text:p>
      <text:p text:style-name="P42">Campus dean</text:p>
      <text:p text:style-name="P50"/>
      <text:p text:style-name="Text_20_body"/>
      <text:p text:style-name="Text_20_body">Duties include<text:span text:style-name="T65">d</text:span> managing all aspects of the campus academic programs including campus compliance with district academic policies, supervision of faculty and attending district academic meetings as requested. The dean reports to the Campus President and serves as the second ranking campus administrator and serves in the absence of the Campus President. In collaboration with the Campus President and Vice President of Academic Affairs, develops academic goals and policies in support of the campus needs and the college's strategic plan.</text:p>
      <text:p text:style-name="P22"/>
      <text:p text:style-name="P7"/>
      <text:p text:style-name="P2"><text:span text:style-name="T33">Accomplishments</text:span><text:span text:style-name="T26">:</text:span></text:p>
      <text:p text:style-name="P3"/>
      <text:list xml:id="list82927320151432" text:continue-numbering="true" text:style-name="WW8Num14">
        <text:list-item>
          <text:p text:style-name="P103"><text:span text:style-name="T56">Authored proposal for </text:span><text:span text:style-name="T57">Edison Collegiate High School and provided leadership in its implementation. The proposal replicated a charter school that I led in its development as college administrator in North Carolina</text:span><text:span text:style-name="T55">.</text:span></text:p>
        </text:list-item>
        <text:list-item>
          <text:p text:style-name="P103">Conducted feasibility study for degree program in Aviation Technology</text:p>
        </text:list-item>
        <text:list-item>
          <text:p text:style-name="P106">Developed Proposal and Provided Leadership for Implementation of Edison Collegiate High School <text:s/></text:p>
        </text:list-item>
        <text:list-item>
          <text:p text:style-name="P106">Developed new Academic Success Center </text:p>
        </text:list-item>
        <text:list-item>
          <text:p text:style-name="P106">Reorganized Continuing Education and Adjunct Services</text:p>
        </text:list-item>
      </text:list>
      <text:p text:style-name="P39"/>
      <text:p text:style-name="Standard"><text:span text:style-name="T9">Surry Community College (SCC)</text:span><text:span text:style-name="T39">, Dobson, NC <text:s/><text:tab/> <text:s text:c="3"/>2001-2007 <text:s/><text:tab/></text:span></text:p>
      <text:p text:style-name="Standard"><text:span text:style-name="T7">Vice President for Academic and Student Affairs</text:span><text:span text:style-name="T2"> (2002-Present)</text:span></text:p>
      <text:p text:style-name="P62"/>
      <text:p text:style-name="P63">Provide<text:span text:style-name="T65">d</text:span> a learning-centered campus that supported a positive environment for students, faculty and staff. Develop<text:span text:style-name="T65">ed</text:span> and execute<text:span text:style-name="T65">d</text:span> strategic initiatives for instructional programs, student services, and staff development. Provide<text:span text:style-name="T65">d</text:span> academic leadership to develop and maintain a continuously improving instructional program responsive to student and community needs and interests. Review<text:span text:style-name="T65">ed</text:span> program currency, students' success and program mix and ma<text:span text:style-name="T65">de</text:span> any necessary modifications, based on analysis of operations, demographics, and other research information. Develop<text:span text:style-name="T65">ed</text:span> support services which enable<text:span text:style-name="T65">d</text:span> students to achieve successful outcomes. Work<text:span text:style-name="T65">ed</text:span> in collaboration with other College leaders in pursuit of the College's goals and objectives. Anticipate<text:span text:style-name="T65">d</text:span> the community and work force education, training and development needs through coordinated program development. Initiate<text:span text:style-name="T65">d</text:span> external partnerships and collaborations that serve<text:span text:style-name="T65">d</text:span> the </text:p>
      <text:p text:style-name="P63"><text:soft-page-break/>community and involve<text:span text:style-name="T65">d</text:span> the community with the campus. <text:s/>Represent<text:span text:style-name="T65">ed</text:span> Surry Community College at community and campus events, in meetings with other institution personnel, and during accreditation processes. Plan<text:span text:style-name="T65">ned</text:span>, administer<text:span text:style-name="T65">ed</text:span>, and control<text:span text:style-name="T65">ed</text:span> budgets, maintain<text:span text:style-name="T65">ed</text:span> financial records, and produce<text:span text:style-name="T65">d</text:span> financial reports. Appoint<text:span text:style-name="T65">ed</text:span> individuals to faculty positions, and evaluate<text:span text:style-name="T65">d</text:span> their performance. Provide<text:span text:style-name="T65">d</text:span> assistance to faculty and staff in duties such as teaching classes, conducting orientation programs, and scheduling events. </text:p>
      <text:p text:style-name="Standard"/>
      <text:p text:style-name="P2"><text:span text:style-name="T33">Accomplishments</text:span><text:span text:style-name="T26">:</text:span></text:p>
      <text:p text:style-name="P3"/>
      <text:list xml:id="list82927329149578" text:continue-numbering="true" text:style-name="WW8Num14">
        <text:list-item>
          <text:p text:style-name="P126"><text:span text:style-name="T59">Authored proposal for </text:span><text:span text:style-name="T58">The Surry Early College High School of Design opened </text:span><text:span text:style-name="T60">on the Surry Community College campus </text:span><text:span text:style-name="T58">in August 2006 as one of Governor Mike Easley's Learn and Earn redesigned high schools. </text:span><text:span text:style-name="T60">The High School was modeled after high performing charter schools, primarily in New York and Massachusetts. </text:span><text:span text:style-name="T58">Students </text:span><text:span text:style-name="T60">attending the school </text:span><text:span text:style-name="T58">earn a high school diploma and an associate's degree in 4 to 5 years. Targeted degree areas include graphic or fine arts, information technology and biotechnology.</text:span></text:p>
        </text:list-item>
        <text:list-item>
          <text:p text:style-name="P126"><text:span text:style-name="T69">Appointed in 2005 by North Carolina Governor to serve on a committee to research best practices in exemplary redesigned/charter high schools in the United States. Traveled extensively throughout U.S to visit exemplary charter schools. <text:s/></text:span></text:p>
        </text:list-item>
        <text:list-item>
          <text:p text:style-name="P114"><text:span text:style-name="T14">Directed and Co-Authored Surry Community College’s Quality Enhancement Plan, “</text:span><text:span text:style-name="T24">The SCC </text:span></text:p>
        </text:list-item>
      </text:list>
      <text:p text:style-name="P71"><text:span text:style-name="T24">Learning Initiative: Creating a Learning-centered College by Improving Student Engagement through Critical Thinking, Assessing Learning Outcomes, and Reforming Organizational Culture”</text:span><text:span text:style-name="T14">; 2002-Present. The Initiative resulted in SCC receiving a prestigious </text:span><text:span text:style-name="T42">Excellence in Critical Thinking Award at the 26th International Conference on Critical Thinking, recognition in the </text:span>February ‘06 edition of the <text:span text:style-name="T43">Community College Journal</text:span> for “Effective Educational Practice,” and acknowledgement in the SACS Accreditation Toolkit as an example of how colleges are using the <text:span text:style-name="T43">Community College of Survey of Student Engagement</text:span> (<text:span text:style-name="T43">CCSSE</text:span>) data to promote student learning throughout the accreditation review process. </text:p>
      <text:list xml:id="list82927332162541" text:continue-numbering="true" text:style-name="WW8Num14">
        <text:list-item>
          <text:p text:style-name="P114"><text:span text:style-name="T14">Directed instructional program that scored above national mean scores on all </text:span><text:span text:style-name="T24">CCSSE </text:span><text:span text:style-name="T14">benchmarks associated with the SCC’s academic environment and teaching practices including </text:span><text:a xlink:type="simple" xlink:href="http://www.ccsse.org/survey/bench_active.cfm"><text:span text:style-name="T14">active and collaborative learning</text:span></text:a><text:span text:style-name="T14">, </text:span><text:a xlink:type="simple" xlink:href="http://www.ccsse.org/survey/bench_student.cfm"><text:span text:style-name="T14">student effort</text:span></text:a><text:span text:style-name="T14">, </text:span><text:a xlink:type="simple" xlink:href="http://www.ccsse.org/survey/bench_academic.cfm"><text:span text:style-name="T14">academic challenge</text:span></text:a><text:span text:style-name="T14">, and </text:span><text:a xlink:type="simple" xlink:href="http://www.ccsse.org/survey/bench_sfi.cfm"><text:span text:style-name="T14">student-faculty interaction</text:span></text:a><text:span text:style-name="T14">. </text:span></text:p>
        </text:list-item>
        <text:list-item>
          <text:p text:style-name="P114"><text:span text:style-name="T14">Administered transfer program with the highest number of students earning an Associate in Art and Associate in Science degrees meeting transfer performance measures (</text:span><text:span text:style-name="T24">NCCCS Critical Success Factors Report</text:span><text:span text:style-name="T14">).</text:span></text:p>
        </text:list-item>
        <text:list-item>
          <text:p text:style-name="P106">Responsible for credit and non-credit programs that achieved “superior” status for six consecutive years by exceeding the state standards on NCCCS performance measures (Critical Success Factors Report).</text:p>
        </text:list-item>
        <text:list-item>
          <text:p text:style-name="P106">Led SCC leadership team in the college’s successful reaccredidation by Southern Association of </text:p>
        </text:list-item>
      </text:list>
      <text:p text:style-name="P72">Colleges and Schools under the new accreditation process. <text:s/><text:tab/></text:p>
      <text:list xml:id="list82927338153789" text:continue-numbering="true" text:style-name="WW8Num14">
        <text:list-item>
          <text:p text:style-name="P106">Reorganized nursing program that attained 98% pass rate on nursing board exam (NCLEX).</text:p>
        </text:list-item>
        <text:list-item>
          <text:p text:style-name="P106">Implemented new Associate in Fine Arts degree. </text:p>
        </text:list-item>
        <text:list-item>
          <text:p text:style-name="P106">Developed and implemented new A.A.S. degree in Special Education and A.A.S degree in Community Spanish Interpreter. </text:p>
        </text:list-item>
        <text:list-item>
          <text:p text:style-name="P106">Conducted feasibility studies for degree programs in Physical Therapy, Occupational Therapy, Landscape Design, Emergency Preparedness Technology, and Animation and Digital Effects.</text:p>
        </text:list-item>
        <text:list-item>
          <text:p text:style-name="P106">Leadership in curriculum development for the SCC Early College High School of Design. </text:p>
        </text:list-item>
        <text:list-item>
          <text:p text:style-name="P106">Developed new 1 + 1 collaborative agreements with community colleges.</text:p>
        </text:list-item>
        <text:list-item>
          <text:p text:style-name="P106">Developed new 2 + 2 articulation agreements with colleges and universities.</text:p>
        </text:list-item>
        <text:list-item>
          <text:p text:style-name="P106">Authored SCC Program Assessment Manuel; 2005.</text:p>
        </text:list-item>
        <text:list-item>
          <text:p text:style-name="P106">Implemented new Institutional Effectiveness and Planning model; 2004-2005.</text:p>
        </text:list-item>
        <text:list-item>
          <text:p text:style-name="P114"><text:soft-page-break/><text:span text:style-name="T14">Committee Chair and SACS Liaison, Surry Community College’s </text:span><text:span text:style-name="T24">SACS </text:span><text:span text:style-name="T14">leadership team; 2004.</text:span></text:p>
        </text:list-item>
        <text:list-item>
          <text:p text:style-name="P106">Initiated Viticulture &amp; Enology (grape growing/winemaking) curriculum program; 2003.</text:p>
        </text:list-item>
        <text:list-item>
          <text:p text:style-name="P106">Organized Learning College workshop; July 2003. </text:p>
        </text:list-item>
        <text:list-item>
          <text:p text:style-name="P106">Developed Internet Technology curriculum program; 2003.</text:p>
        </text:list-item>
        <text:list-item>
          <text:p text:style-name="P106">Created college-wide critical thinking initiative; 2002-2003.</text:p>
        </text:list-item>
        <text:list-item>
          <text:p text:style-name="P106">Designed Institutional Portfolio initiative to assess learning outcomes college-wide; 2002-2003. </text:p>
        </text:list-item>
      </text:list>
      <text:p text:style-name="P85"/>
      <text:p text:style-name="P39"/>
      <text:p text:style-name="Standard"><text:span text:style-name="T9">Surry Community College (SCC)</text:span><text:span text:style-name="T39">, Dobson, NC <text:s/><text:tab/> <text:s text:c="3"/>1996-2001 <text:s/><text:tab/></text:span></text:p>
      <text:p text:style-name="Standard"><text:span text:style-name="T8">Dean of Arts and Sciences</text:span><text:span text:style-name="T2"> (1996-2001)</text:span></text:p>
      <text:p text:style-name="P25"/>
      <text:p text:style-name="P25">Responsible for campus instructional and academic programs in accordance with college policies, procedures and contractual agreements. Collaborated with district and other personnel on all issues related to academic affairs. Other responsibilities include promoting teaching and learning in pursuit of becoming a Learning College; providing overall leadership for student success initiatives; planning and implementing campus/college goals; supervising Division Chairs; managing budgets; and establishing internal and external partnerships. </text:p>
      <text:p text:style-name="P31">Accomplishments:</text:p>
      <text:list xml:id="list3708014834274451618" text:style-name="WW8Num24">
        <text:list-item>
          <text:p text:style-name="P108">Developed A.A.S. Teaching Assistant curriculum program; 2001-2002.</text:p>
        </text:list-item>
        <text:list-item>
          <text:p text:style-name="P108">Co-Developed Graphic Arts &amp; Design curriculum program; 2000.</text:p>
        </text:list-item>
        <text:list-item>
          <text:p text:style-name="P108">Implemented new student success course and First-Year Experience program; 2000.</text:p>
        </text:list-item>
        <text:list-item>
          <text:p text:style-name="P108">Coordinated Dual-Enrollment programs for high school students; 1998-present.</text:p>
        </text:list-item>
        <text:list-item>
          <text:p text:style-name="P109">Implemented and coordinated new comprehensive faculty evaluation model; 1998-2000.</text:p>
        </text:list-item>
        <text:list-item>
          <text:p text:style-name="P108">Put into practice a college-wide “Writing Across the Curriculum” Program; 1998.</text:p>
        </text:list-item>
        <text:list-item>
          <text:p text:style-name="P108">Reorganized Developmental Studies Department; 1998.</text:p>
        </text:list-item>
        <text:list-item>
          <text:p text:style-name="P108">Served as Professional Development Coordinator; 1998-present.</text:p>
        </text:list-item>
      </text:list>
      <text:p text:style-name="P43"/>
      <text:p text:style-name="Standard"><text:span text:style-name="T8">College Mathematics Instructor</text:span><text:span text:style-name="T3"> (1</text:span><text:span text:style-name="T2">986-1998)</text:span></text:p>
      <text:p text:style-name="Standard"><text:span text:style-name="T22">Facilitated deliverance of diverse mathematical curriculum to undergraduate students, specializing in: </text:span><text:span text:style-name="T14">Calculus, Pre-Calculus, Developmental Mathematics, and Technical Math</text:span></text:p>
      <text:p text:style-name="P30">Accomplishments:</text:p>
      <text:list xml:id="list9180773461920448790" text:style-name="WW8Num23">
        <text:list-item>
          <text:p text:style-name="P110">Supervised and sponsored activities of SCC Mathematics Club; 1988-1996.</text:p>
        </text:list-item>
        <text:list-item>
          <text:p text:style-name="P110">Served as Faculty Association President; 1993-1995.</text:p>
        </text:list-item>
        <text:list-item>
          <text:p text:style-name="P110">SACS faculty committee chair</text:p>
        </text:list-item>
        <text:list-item>
          <text:p text:style-name="P110">Presided as President of SCC Faculty Senate; 1992. </text:p>
        </text:list-item>
      </text:list>
      <text:p text:style-name="P116"/>
      <text:p text:style-name="P117"><text:span text:style-name="T62">high school Mathematics and physicsteacher 1979 -1986</text:span></text:p>
      <text:p text:style-name="P104"><text:span text:style-name="T23">Taught all levels of mathematics – from basic artihmetic through advanced mathematics.</text:span></text:p>
      <text:p text:style-name="P104"><text:span text:style-name="T34">Acc</text:span><text:span text:style-name="T33">omplishments:</text:span></text:p>
      <text:list xml:id="list82927355145624" text:continue-numbering="true" text:style-name="WW8Num23">
        <text:list-item>
          <text:p text:style-name="P111">Supervised <text:span text:style-name="T67">as mathematics department chairperson</text:span></text:p>
        </text:list-item>
        <text:list-item>
          <text:p text:style-name="P111">S<text:span text:style-name="T67">ponsor of National Honor Society, Math Club, and Chess Club</text:span></text:p>
        </text:list-item>
        <text:list-item>
          <text:p text:style-name="P111"><text:span text:style-name="T67">District Teacher of the Year</text:span></text:p>
        </text:list-item>
        <text:list-item>
          <text:p text:style-name="P112">Tennis coach and assistant football coac<text:span text:style-name="T71">h</text:span></text:p>
        </text:list-item>
        <text:list-item>
          <text:p text:style-name="P112">District director of mathematics contest</text:p>
          <text:p text:style-name="P115"><text:span text:style-name="T68"/></text:p>
        </text:list-item>
      </text:list>
      <text:p text:style-name="P118"><text:span text:style-name="T68"/></text:p>
      <text:p text:style-name="P127"/>
      <text:p text:style-name="P16"><text:soft-page-break/>Additional Experience</text:p>
      <text:h text:style-name="P125" text:outline-level="4"/>
      <text:p text:style-name="P17"/>
      <text:p text:style-name="P21"><text:span text:style-name="T4">Florida Gulf Coast University</text:span><text:span text:style-name="T2"> Ft. Myers, fl<text:tab/></text:span><text:span text:style-name="T14">20</text:span><text:span text:style-name="T18">12</text:span><text:span text:style-name="T14">-Present</text:span></text:p>
      <text:p text:style-name="P5"><text:span text:style-name="T2">Adjunct Professor of </text:span><text:span text:style-name="T13">Statistics</text:span></text:p>
      <text:p text:style-name="P17"/>
      <text:p text:style-name="P20"><text:span text:style-name="T2">Edison State College, Ft. Myers, fl<text:tab/></text:span><text:span text:style-name="T14">2008-</text:span><text:span text:style-name="T18">2013</text:span></text:p>
      <text:p text:style-name="P4">Adjunct Professor of Mathematics Education<text:tab/></text:p>
      <text:p text:style-name="P17"/>
      <text:p text:style-name="P20"><text:span text:style-name="T2">University Of North Carolina At Greensboro</text:span><text:span text:style-name="T14">, Greensboro, NC<text:tab/>2005-Present</text:span></text:p>
      <text:p text:style-name="P4">Adjunct Professor of Adult Learning and Community College Teaching<text:tab/></text:p>
      <text:p text:style-name="P18"/>
      <text:p text:style-name="P20"><text:span text:style-name="T3">Gardner-Webb University</text:span><text:span text:style-name="T15">, </text:span><text:span text:style-name="T14">Boiling Springs, NC<text:tab/> <text:s text:c="31"/>1998-Present</text:span></text:p>
      <text:p text:style-name="P29">Adjunct Professor of Statistics and Research Methodology </text:p>
      <text:p text:style-name="P18"/>
      <text:p text:style-name="P51"><text:span text:style-name="T3">Lees McRae College</text:span><text:span text:style-name="T15">, </text:span><text:span text:style-name="T14">Banner Elk, NC<text:tab/> 1998-Present</text:span></text:p>
      <text:p text:style-name="P6">Adjunct Professor of Educational Psychology</text:p>
      <text:p text:style-name="P9"/>
      <text:p text:style-name="P66">Presentations and workshops</text:p>
      <text:p text:style-name="P87"/>
      <text:p text:style-name="P36"><text:span text:style-name="T31">“</text:span><text:span text:style-name="T14">A Critical Thinking Framework for College Faculty and Staff.” Invited Speaker for</text:span><text:span text:style-name="T24"> Indian River State</text:span></text:p>
      <text:p text:style-name="P36"><text:span text:style-name="T25"><text:s text:c="15"/></text:span><text:span text:style-name="T24">College</text:span><text:span text:style-name="T14">, Fort Pierce, Fl; February, 2011.</text:span></text:p>
      <text:p text:style-name="P52"/>
      <text:p text:style-name="P36"><text:span text:style-name="T44">“</text:span><text:span text:style-name="T14">Developing Learning Outcomes through Program Mapping.” Workshop conducted for </text:span><text:span text:style-name="T24">Florida Association </text:span></text:p>
      <text:p text:style-name="P93"><text:span text:style-name="T24">Of <text:s/>Community Colleges, Spring conference</text:span><text:span text:style-name="T14">, Orlando, Fl; April, 2010.</text:span></text:p>
      <text:p text:style-name="P32"/>
      <text:p text:style-name="P36"><text:span text:style-name="T31">“</text:span><text:span text:style-name="T14">Placing Critical Thinking at the Center of Learning.” Workshop conducted for </text:span><text:span text:style-name="T24">Florida Association </text:span></text:p>
      <text:p text:style-name="P93"><text:span text:style-name="T24">Of Community Colleges</text:span><text:span text:style-name="T14">, S</text:span><text:span text:style-name="T24">pring</text:span><text:span text:style-name="T14"> </text:span><text:span text:style-name="T24">conference, </text:span><text:span text:style-name="T14">Orlando, Fl; April, 2010.</text:span></text:p>
      <text:p text:style-name="P89"/>
      <text:p text:style-name="P86"><text:span text:style-name="T31">“</text:span><text:span text:style-name="T14">Achieving Organizational Excellence through Critical Thinking.” Invited Speaker </text:span><text:span text:style-name="T24">Essential Skills for Today’s School Leaders: Leadership Conference for School Administrators.</text:span><text:span text:style-name="T14"> The Principals’ Executive Program, Center for School Leadership Development, the University of North Carolina; 2006.</text:span></text:p>
      <text:p text:style-name="P95"/>
      <text:p text:style-name="P86"><text:span text:style-name="T45"><text:s/></text:span><text:span text:style-name="T31">“</text:span><text:span text:style-name="T14">Developing Critical Thinking Skills for Leadership and Problem Solving.” <text:s/>Workshop conducted for NC Leadership Program for Future Superintendents, Principal’s Executive Program at UNC-Chapel Hill; September 13-15, 2006. <text:s/></text:span></text:p>
      <text:p text:style-name="P91"><text:s/></text:p>
      <text:p text:style-name="P86"><text:span text:style-name="T31">“</text:span><text:span text:style-name="T14">Critical Thinking for Public School Administrators.” Workshop conducted for NC Leadership Program for Future Superintendents, Principal’s Executive Program at UNC-Chapel Hill; December 2005.</text:span></text:p>
      <text:p text:style-name="P91"><text:s/></text:p>
      <text:p text:style-name="P86"><text:span text:style-name="T32"><text:s/>“</text:span><text:span text:style-name="T15">Transforming College Culture to Focus on Student Learning: The Implications for Educational Leadership, Curriculum Design, and Effective Teaching.”</text:span><text:span text:style-name="T14"> Invited Speaker 26th International Conference on Critical Thinking, Berkeley, CA; July 2006.</text:span></text:p>
      <text:p text:style-name="P38"/>
      <text:p text:style-name="P86"><text:span text:style-name="T31"><text:s/>“</text:span><text:span text:style-name="T14">The Role of Critical Thinking in Transforming a Community College to Focus on Learning.” Keynote address </text:span><text:span text:style-name="T15">Western Regional Conference of North Carolina Association of Developmental Education: Developmental Studies and The Learning College; 2006.</text:span></text:p>
      <text:p text:style-name="P88"><text:soft-page-break/></text:p>
      <text:p text:style-name="P86"><text:span text:style-name="T32">“</text:span><text:span text:style-name="T15">Drivers Guide to the Compliance Highway.” Invited Speaker Piedmont Area Education Consortium (PAEC) 3rd Biennial Leadership, Teaching &amp; Learning Conference: Challenges for the New </text:span><text:span text:style-name="T50">Millennium,</text:span><text:span text:style-name="T46"> Wrightsville Beach, NC; 2006.</text:span></text:p>
      <text:p text:style-name="P87"/>
      <text:p text:style-name="P86"><text:span text:style-name="T31">“</text:span><text:span text:style-name="T14">Two Models of Transformation: The Role of Critical Thinking in Student Learning and Reforming College Culture at Two North Carolina Community Colleges.” Invited Speaker </text:span><text:span text:style-name="T24">25th International Conference on Critical Thinking</text:span><text:span text:style-name="T14">, Berkeley, CA; July 2005.</text:span></text:p>
      <text:p text:style-name="P9"/>
      <text:p text:style-name="Text_20_body"><text:span text:style-name="T31"><text:s/>“</text:span><text:span text:style-name="T14">Developing a Framework for Assessing Fundamental and Powerful Concepts.” </text:span><text:span text:style-name="T24">North Carolina </text:span></text:p>
      <text:p text:style-name="P69"><text:span text:style-name="T24">Association for Developmental Education Annual Conference</text:span><text:span text:style-name="T14">, Raleigh, NC; October 2005.</text:span></text:p>
      <text:p text:style-name="P58"/>
      <text:p text:style-name="Text_20_body"><text:span text:style-name="T31">“</text:span><text:span text:style-name="T14">Research, Assessment, and Accountability: Lessons Learned and Next Steps.” </text:span><text:span text:style-name="T24">League for </text:span></text:p>
      <text:p text:style-name="P73"><text:span text:style-name="T24">Innovation</text:span><text:span text:style-name="T14">, New York, NY; 2005.</text:span></text:p>
      <text:p text:style-name="P74"/>
      <text:p text:style-name="P86"><text:span text:style-name="T31">“</text:span><text:span text:style-name="T14">The Role of Critical Thinking in Transforming a Community College to Focus on Learning.” Invited speaker </text:span><text:span text:style-name="T24">24th International Conference on Critical Thinking,</text:span><text:span text:style-name="T14"> Palo Alto, CA; July 2004.</text:span></text:p>
      <text:p text:style-name="P64"/>
      <text:p text:style-name="Text_20_body"><text:span text:style-name="T47">"The Role of Critical Thinking in Learning Outcomes Assessment." </text:span><text:span text:style-name="T48">Eastern Regional </text:span></text:p>
      <text:p text:style-name="P73"><text:span text:style-name="T48">Competency-Based Education Consortium 17</text:span><text:span text:style-name="T49">th</text:span><text:span text:style-name="T48"> Annual Conference</text:span><text:span text:style-name="T47">, Myrtle Beach, SC; </text:span></text:p>
      <text:p text:style-name="P70">October 2004.</text:p>
      <text:p text:style-name="P62"/>
      <text:p text:style-name="P62"><text:span text:style-name="T41">“</text:span>Enhancing Student Engagement through Coordinating Learning Outcomes Assessment and </text:p>
      <text:p text:style-name="P73"><text:span text:style-name="T14">Critical Thinking.” </text:span><text:span text:style-name="T24">League for Innovation</text:span><text:span text:style-name="T14">, San Francisco, CA; 2004.</text:span></text:p>
      <text:p text:style-name="P62"/>
      <text:p text:style-name="Text_20_body"><text:span text:style-name="T31">“</text:span><text:span text:style-name="T14">The Role of Student Engagement in Becoming a Learning College.” </text:span><text:span text:style-name="T24">League for </text:span></text:p>
      <text:p text:style-name="P73"><text:span text:style-name="T24">Innovation</text:span><text:span text:style-name="T14">, San Francisco, CA; 2004.</text:span></text:p>
      <text:p text:style-name="P74"/>
      <text:p text:style-name="P2"><text:span text:style-name="T31">“</text:span><text:span text:style-name="T14">Developing an Integrated Quality Enhancement Plan.” Invited speaker </text:span><text:span text:style-name="T24">Annual Meeting of the <text:s/></text:span></text:p>
      <text:p text:style-name="P75"><text:span text:style-name="T24">Commission on Colleges of SACS</text:span><text:span text:style-name="T14">, Nashville, TN; Dec. 2003.</text:span></text:p>
      <text:p text:style-name="P9"/>
      <text:p text:style-name="P2"><text:span text:style-name="T31">“</text:span><text:span text:style-name="T14">Developing Multimedia Presentation that Appeal to Multiple Learning Modalities.” </text:span><text:span text:style-name="T24">League for</text:span></text:p>
      <text:p text:style-name="P75"><text:span text:style-name="T25"><text:s/></text:span><text:span text:style-name="T24">Innovation</text:span><text:span text:style-name="T14">, Boston, MA; 2002.</text:span></text:p>
      <text:p text:style-name="P9"/>
      <text:p text:style-name="P2"><text:span text:style-name="T31">“</text:span><text:span text:style-name="T14">Using Cooperative Learning to Integrate Science and Technology.” </text:span><text:span text:style-name="T24">The NCMAYYC / </text:span></text:p>
      <text:p text:style-name="P75"><text:span text:style-name="T24">SOCAMATYC Joint Conference</text:span><text:span text:style-name="T14">, Isothermal Community College; March 22, 2001.</text:span></text:p>
      <text:p text:style-name="P65"/>
      <text:p text:style-name="P9"><text:span text:style-name="T41">“</text:span>The Use of an Interactive Personalized System, of Instruction (IPSI) in Developmental </text:p>
      <text:p text:style-name="P75"><text:span text:style-name="T14">Mathematics.” </text:span><text:span text:style-name="T24">AMTYC Conference</text:span><text:span text:style-name="T14">, Greensboro, NC; 2001.</text:span></text:p>
      <text:p text:style-name="P76"/>
      <text:p text:style-name="P2"><text:span text:style-name="T31">“</text:span><text:span text:style-name="T14">Using Technology and Writing to Integrate Mathematics and Science.” </text:span><text:span text:style-name="T24">NCATYC &amp; NCTY-PA </text:span></text:p>
      <text:p text:style-name="P92"><text:span text:style-name="T24">Conference</text:span><text:span text:style-name="T14">, Wake Technical Community College, Raleigh, NC; March 30, 2000. <text:s text:c="5"/></text:span></text:p>
      <text:p text:style-name="P24"/>
      <text:p text:style-name="P2"><text:span text:style-name="T31"><text:s/>“</text:span><text:span text:style-name="T14">Current Reform Efforts in Mathematics and Science Teaching.” </text:span><text:span text:style-name="T24">Mt. Airy, NC Chamber of </text:span></text:p>
      <text:p text:style-name="P75"><text:span text:style-name="T24">Commerce Education Committee Seminar</text:span><text:span text:style-name="T14">; October 1999.</text:span></text:p>
      <text:p text:style-name="P33"><text:s text:c="13"/></text:p>
      <text:p text:style-name="P2"><text:span text:style-name="T31"><text:s/>“</text:span><text:span text:style-name="T14">Documenting Student Outcomes.” Invited Speaker </text:span><text:span text:style-name="T24">Wake Technical Institute</text:span><text:span text:style-name="T14">; January 1999.</text:span></text:p>
      <text:p text:style-name="P9"/>
      <text:p text:style-name="P2"><text:span text:style-name="T31">“</text:span><text:span text:style-name="T14">Using Technology to Make Connections in College Pre-Calculus.” </text:span><text:span text:style-name="T24">25th Annual NCCTM State </text:span></text:p>
      <text:p text:style-name="P75"><text:soft-page-break/><text:span text:style-name="T24">Mathematics Conference</text:span><text:span text:style-name="T14">, Charlotte, NC; 1994.</text:span></text:p>
      <text:p text:style-name="P96"/>
      <text:p text:style-name="P2"><text:span text:style-name="T31">“</text:span><text:span text:style-name="T14">Calculus Concepts and Derive.” </text:span><text:span text:style-name="T24">22nd Annual NCCTM, State Mathematics Conference</text:span><text:span text:style-name="T14">, Raleigh, </text:span></text:p>
      <text:p text:style-name="P76">NC; 1992. </text:p>
      <text:p text:style-name="P59"/>
      <text:p text:style-name="P2"><text:span text:style-name="T31">“</text:span><text:span text:style-name="T14">The Graphics Calculator and the Rule of Three: Making Representations Easier” </text:span><text:span text:style-name="T24">19</text:span><text:span text:style-name="T51">th</text:span><text:span text:style-name="T24"> Annual </text:span></text:p>
      <text:p text:style-name="P75"><text:span text:style-name="T24">NCCTM State Mathematics Conference</text:span><text:span text:style-name="T14">, Charlotte, NC; 1989.</text:span></text:p>
      <text:p text:style-name="P15"/>
      <text:p text:style-name="P66">Special Presentations and Workshops Conducted at the Request of <text:s/>Community Colleges</text:p>
      <text:p text:style-name="P66"/>
      <text:p text:style-name="P53"><text:span text:style-name="T14">Facilitator, NCCCS Key Trends Regional Forums; </text:span><text:span text:style-name="T24">Alamance Technical Community College</text:span><text:span text:style-name="T14">; August 2005.</text:span></text:p>
      <text:p text:style-name="P26"/>
      <text:p text:style-name="P94"><text:span text:style-name="T14">Facilitator, Strategic Planning Process: </text:span><text:span text:style-name="T24">Mitchell Community College</text:span><text:span text:style-name="T14">; December 2005.</text:span></text:p>
      <text:p text:style-name="P9"/>
      <text:p text:style-name="P2"><text:span text:style-name="T31"><text:s/>“</text:span><text:span text:style-name="T14">Outcomes Assessment for Institutional Effectiveness” (faculty/staff), </text:span><text:span text:style-name="T24">Pitt Community </text:span></text:p>
      <text:p text:style-name="P75"><text:span text:style-name="T24">College</text:span><text:span text:style-name="T14">; September 2005.</text:span></text:p>
      <text:p text:style-name="P9"/>
      <text:p text:style-name="P2"><text:span text:style-name="T31">“</text:span><text:span text:style-name="T14">Becoming a Learning College” (faculty/staff), </text:span><text:span text:style-name="T24">Roanoke Chowan Community College</text:span><text:span text:style-name="T14">,</text:span></text:p>
      <text:p text:style-name="P76">Ahoskie, NC; April 2005. <text:s/></text:p>
      <text:p text:style-name="P59"/>
      <text:p text:style-name="P86"><text:span text:style-name="T31">“</text:span><text:span text:style-name="T14">Assessing General Education Outcomes” (Institutional Effectiveness Committee), </text:span><text:span text:style-name="T24">Central Piedmont Community College</text:span><text:span text:style-name="T14">, Charlotte, NC; April 2005. </text:span></text:p>
      <text:p text:style-name="P59"/>
      <text:p text:style-name="P86"><text:span text:style-name="T31">“</text:span><text:span text:style-name="T14">SACS Reaffirmation Policies Workshop” (administration), </text:span><text:span text:style-name="T24">Carteret Community College</text:span><text:span text:style-name="T14">; January 2005.</text:span></text:p>
      <text:p text:style-name="P59"/>
      <text:p text:style-name="P2"><text:span text:style-name="T31">“</text:span><text:span text:style-name="T14">Critical Thinking Workshop” (college employees), </text:span><text:span text:style-name="T24">Wilkes Community College</text:span><text:span text:style-name="T14">, </text:span></text:p>
      <text:p text:style-name="P76">Wilkesboro NC; April 2005.</text:p>
      <text:p text:style-name="P9"/>
      <text:p text:style-name="P86"><text:span text:style-name="T31">“</text:span><text:span text:style-name="T14">SACS Reaffirmation of Accreditation” Quarterly Meeting, North Carolina Community College Presidents, Sunset Beach, NC; July 2004.</text:span></text:p>
      <text:p text:style-name="P59"/>
      <text:p text:style-name="P86"><text:span text:style-name="T31">“</text:span><text:span text:style-name="T14">Critical Thinking” Professional Development Workshop (faculty/staff) </text:span><text:span text:style-name="T24">Richmond Community College</text:span><text:span text:style-name="T14">, Hamlet, NC; August 2004.</text:span></text:p>
      <text:p text:style-name="P87"/>
      <text:p text:style-name="P86"><text:span text:style-name="T31">“</text:span><text:span text:style-name="T14">Becoming a Learning-Centered College” Professional Development Workshop (faculty/staff), </text:span><text:span text:style-name="T24">Mayland Community College</text:span><text:span text:style-name="T14">;</text:span><text:span text:style-name="T24"> </text:span><text:span text:style-name="T14">April 2004.</text:span></text:p>
      <text:p text:style-name="P12"/>
      <text:p text:style-name="P86"><text:span text:style-name="T31">“</text:span><text:span text:style-name="T14">The Role of Critical Thinking and Becoming a Learning College” Instructional Administrators Workshop, </text:span><text:span text:style-name="T24">Southwestern Community College</text:span><text:span text:style-name="T14">;</text:span><text:span text:style-name="T24"> </text:span><text:span text:style-name="T14">June 2004.</text:span></text:p>
      <text:p text:style-name="P62"/>
      <text:p text:style-name="Text_20_body"><text:span text:style-name="T14">Co-Author “Toward a New Way of Thinking and Learning: Becoming a Learning College.” </text:span><text:span text:style-name="T24">Learning </text:span></text:p>
      <text:p text:style-name="P73"><text:span text:style-name="T24">Abstracts: The League for Innovation in the Community College</text:span><text:span text:style-name="T14">; September 2003.</text:span></text:p>
      <text:p text:style-name="P9"/>
      <text:p text:style-name="P2"><text:span text:style-name="T14">Author, “Why the Learning College Model?” </text:span><text:span text:style-name="T24">The Exchange</text:span><text:span text:style-name="T14">: SCC Newsletter, July 2003. </text:span></text:p>
      <text:p text:style-name="P74"/>
      <text:p text:style-name="P87"/>
      <text:p text:style-name="P15"/>
      <text:p text:style-name="P16"><text:soft-page-break/>Publications</text:p>
      <text:p text:style-name="P61"><text:s/></text:p>
      <text:p text:style-name="P9">Author, “The Role of Critical Thinking in Students’ Acquisition of Foundational and Factual Knowledge.” </text:p>
      <text:p text:style-name="P75"><text:span text:style-name="T24">The Exchange</text:span><text:span text:style-name="T14">, August 2004. </text:span></text:p>
      <text:p text:style-name="P9"/>
      <text:p text:style-name="P2"><text:span text:style-name="T14">Author, “Suggestions for Writing across Mathematics.” </text:span><text:span text:style-name="T24">WAC Newsletter</text:span><text:span text:style-name="T14">, August 1999.</text:span></text:p>
      <text:p text:style-name="P9"/>
      <text:p text:style-name="P87"><text:span text:style-name="T41">“</text:span>Eclectic Constructivism and Mathematics Teaching.” Paper presented at the 11th International Conference on College Teaching and Learning, Florida Community College, Jacksonville, FL, April 2000. </text:p>
      <text:p text:style-name="P59"/>
      <text:p text:style-name="P87"><text:span text:style-name="T41">“</text:span>The Use of Writing to Facilitate Conceptual Understanding in College Calculus.” Paper Presented at the Twelfth International Conference for the First-Year Experience, The University of Edinburgh, Scotland, July 26, 1999.</text:p>
      <text:p text:style-name="P9"><text:tab/><text:tab/><text:tab/></text:p>
      <text:p text:style-name="P86"><text:span text:style-name="T31">“</text:span><text:span text:style-name="T14">A Comprehensive Evaluation of the Crosby Scholars Program” Paper presented at the Regional Meeting of the American Association for Research in Education, Greensboro, NC, 1995. </text:span></text:p>
      <text:p text:style-name="P60"/>
      <text:p text:style-name="P97">Professional Development/Conferences</text:p>
      <text:p text:style-name="P13"/>
      <text:p text:style-name="P27"/>
      <text:p text:style-name="P86"><text:span text:style-name="T31">“</text:span><text:span text:style-name="T14">Annual Meeting of the Southern Association of Colleges and Schools Commission on Colleges”, Louisville, Ky; December 2010</text:span></text:p>
      <text:p text:style-name="P90"><text:s/></text:p>
      <text:p text:style-name="P36"><text:span text:style-name="T31"><text:s/>“</text:span><text:span text:style-name="T14">Florida Association of Community Colleges”, Spring Conference, Orlando, Fl; April, 2010.</text:span></text:p>
      <text:p text:style-name="P9"/>
      <text:p text:style-name="P2"><text:span text:style-name="T31"><text:s/>“</text:span><text:span text:style-name="T14">International Conference for Critical Thinking”, Berkeley, CA; July 2010.</text:span></text:p>
      <text:p text:style-name="P9"/>
      <text:p text:style-name="P9"><text:span text:style-name="T41">“</text:span>International Conference for Critical Thinking”, Berkeley, CA; July 2009.</text:p>
      <text:p text:style-name="P9"/>
      <text:p text:style-name="P2"><text:span text:style-name="T31">“</text:span><text:span text:style-name="T14">Leadership Charlotte County”, Leadership Institute, Punta Gorda, FL; Sept. 2007 -08. </text:span></text:p>
      <text:p text:style-name="P9"/>
      <text:p text:style-name="P2"><text:span text:style-name="T31">“</text:span><text:span text:style-name="T14">International Conference for Critical Thinking”, Berkeley, CA; July 2005.</text:span></text:p>
      <text:p text:style-name="P9"/>
      <text:p text:style-name="P86"><text:span text:style-name="T31">“</text:span><text:span text:style-name="T14">Foundations of Excellence Select 2009 Cohort Launch Meeting”, John N. Gardner Institute for Excellence in Undergraduate <text:s/>Education, Ashville, NC; August, 2009 </text:span></text:p>
      <text:p text:style-name="P10"/>
      <text:p text:style-name="P86"><text:span text:style-name="T31">“</text:span><text:span text:style-name="T14">Innovations 2010 Conference, the League for Innovation in the Community College”, Baltimore, Maryland; March, 2010. </text:span></text:p>
      <text:p text:style-name="P9"/>
      <text:p text:style-name="P86"><text:span text:style-name="T31">“</text:span><text:span text:style-name="T14">Annual Meeting of the Southern Association of Colleges and Schools Commission on Colleges”, Atlanta, GA; December 2009 </text:span></text:p>
      <text:p text:style-name="P9"/>
      <text:p text:style-name="P86"><text:span text:style-name="T31">“</text:span><text:span text:style-name="T14">DACUM (Developing a Curriculum) Occupational Analysis Training for Facilitators”, Eastern Kentucky University, Richmond, KY; 2006.</text:span></text:p>
      <text:p text:style-name="P87"/>
      <text:p text:style-name="P87"><text:span text:style-name="T41">“</text:span>How to Successfully Manage Multiple Locations”, Pryor Seminars: PARK University Enterprises, Inc., </text:p>
      <text:p text:style-name="P72">Atlanta, GA; June 2006. </text:p>
      <text:p text:style-name="P9"/>
      <text:p text:style-name="P2"><text:span text:style-name="T31">“</text:span><text:span text:style-name="T14">ePortfolio Implementation Training” (2 days) by Blackboard; February 2005. <text:s/></text:span></text:p>
      <text:p text:style-name="P9"><text:soft-page-break/></text:p>
      <text:p text:style-name="P9"><text:span text:style-name="T41">“</text:span>International Conference for Critical Thinking”, Palo Alto, CA; July 2004.</text:p>
      <text:p text:style-name="P77"/>
      <text:p text:style-name="P87"/>
      <text:p text:style-name="P86"><text:span text:style-name="T14">Selected participant, Future Presidents Institute, </text:span><text:span text:style-name="T24">UNC Center for School Leadership Development</text:span><text:span text:style-name="T14">, Chapel Hill, NC; July 2004.</text:span></text:p>
      <text:p text:style-name="P9"/>
      <text:p text:style-name="P2"><text:span text:style-name="T31"><text:s/>“</text:span><text:span text:style-name="T14">Foundation for Critical Thinking Workshop”, </text:span><text:span text:style-name="T24">Appalachian State University</text:span><text:span text:style-name="T14">, Boone; NC; June 2004.</text:span></text:p>
      <text:p text:style-name="P9"/>
      <text:p text:style-name="P2"><text:span text:style-name="T31">“</text:span><text:span text:style-name="T14">National Academy for Critical Thinking Training”, </text:span><text:span text:style-name="T24">Sonoma State University</text:span><text:span text:style-name="T14">; July 2003.</text:span></text:p>
      <text:p text:style-name="P9"/>
      <text:p text:style-name="P2"><text:span text:style-name="T31"><text:s/>“</text:span><text:span text:style-name="T14">21st Century Learning Outcomes: Identifying, Delivering, and Assessing What Students Need To Know”, </text:span></text:p>
      <text:p text:style-name="P75"><text:span text:style-name="T24">Innovations 2001 Learning Center Course</text:span><text:span text:style-name="T14">: Hyatt Regency, Atlanta, GA; February 2001.</text:span></text:p>
      <text:p text:style-name="P12"/>
      <text:p text:style-name="P2"><text:span text:style-name="T31"><text:s/>“</text:span><text:span text:style-name="T14">Cooperative Learning Workshop” (30 hours), by Dr. Roger Johnson, Director of The Center for Cooperative </text:span></text:p>
      <text:p text:style-name="P75"><text:span text:style-name="T14">Learning, </text:span><text:span text:style-name="T24">University of Minnesota</text:span><text:span text:style-name="T14">; October 2000.</text:span></text:p>
      <text:p text:style-name="P9"/>
      <text:p text:style-name="P86"><text:span text:style-name="T31">“</text:span><text:span text:style-name="T14">Seven Habits of Highly Effective People Training”, by Author Stephen R. Covey, Raleigh, NC; January 2000.</text:span></text:p>
      <text:p text:style-name="P9"/>
      <text:p text:style-name="P86"><text:span text:style-name="T31">“</text:span><text:span text:style-name="T14">Developing a Comprehensive Faculty Evaluation System Workshop” (3 days), by Raoul Arreola and Lawrence Aleamoni, Orlando, FL; October 1998.</text:span></text:p>
      <text:p text:style-name="P76"/>
      <text:p text:style-name="P9">Participant, NCCCS Senior Administrators’ Institute, chosen by North Carolina Community College, October </text:p>
      <text:p text:style-name="P76">2000.</text:p>
      <text:p text:style-name="P9"/>
      <text:p text:style-name="P87">Participant, “Leadership Surry County, NC”: Development program designed to identify and select promising</text:p>
      <text:p text:style-name="P72">citizens that will become vehicles for constructive change. September 1998.</text:p>
      <text:p text:style-name="P19"/>
      <text:p text:style-name="P16">Professional Affiliations &amp; Appointments</text:p>
      <text:p text:style-name="P119">Mentor, Big Brothers, Big Sisters of Charlotte County Florida; 2012</text:p>
      <text:p text:style-name="P119">Volunteer math tutor Port Charlotte High School and Sallie Jones Elementary School; Punta Gorda, Florida</text:p>
      <text:p text:style-name="P9">Member, Advisory board of National Council for Excellence in Critical Thinking sponsored by the </text:p>
      <text:p text:style-name="P76">Critical Thinking Foundation, Sonoma State University, Sonoma, CA; July 2004 - present. </text:p>
      <text:p text:style-name="P9">Member, Advisory board for University of North Carolina at Greensboro graduate programs for </text:p>
      <text:p text:style-name="P76">Community College Education and Adult Learning; 2003- present.</text:p>
      <text:p text:style-name="P26">Originator &amp; Host, “NC Community College Colloquium for Critical Thinking”; December 2005.</text:p>
      <text:p text:style-name="P2"><text:span text:style-name="T14">Facilitator, Programming and Capital needs Focus Group by Pappas Consulting Group, </text:span><text:span text:style-name="T24">NC</text:span></text:p>
      <text:p text:style-name="P75"><text:span text:style-name="T25"><text:s/></text:span><text:span text:style-name="T24">Community Colleges and the University of North Carolina</text:span><text:span text:style-name="T14">, Raleigh, NC; 2005. <text:s/></text:span></text:p>
      <text:p text:style-name="P86"><text:span text:style-name="T14">Lead Evaluator, Quality Enhancement Plan, SACS visitation team, </text:span><text:span text:style-name="T24">West Texas College</text:span><text:span text:style-name="T14">, Snyder, TX; October 2007.</text:span></text:p>
      <text:p text:style-name="P86"><text:span text:style-name="T14">Lead Evaluator, Quality Enhancement Plan, SACS visitation team, </text:span><text:span text:style-name="T24">Wallace State Community College</text:span><text:span text:style-name="T14">, Hanceville, AL; September 2004.</text:span></text:p>
      <text:p text:style-name="P2"><text:span text:style-name="T14">Lead Evaluator, Quality Enhancement Plan, SACS visitation team, </text:span><text:span text:style-name="T24">Cleveland State Community </text:span></text:p>
      <text:p text:style-name="P71"><text:span text:style-name="T24">College</text:span><text:span text:style-name="T14">, TN; Spring 2004</text:span></text:p>
      <text:p text:style-name="P9">Member, SACS off-site review committee, Atlanta, GA; April 2007.</text:p>
      <text:p text:style-name="P2"><text:span text:style-name="T14">Special SACS investigative team, </text:span><text:span text:style-name="T24">American Intercontinental University</text:span><text:span text:style-name="T14">, Atlanta, </text:span></text:p>
      <text:p text:style-name="P76">GA; July 2005.</text:p>
      <text:p text:style-name="P86"><text:span text:style-name="T14">Member, Follow-up Committee: Special SACS investigative team, </text:span><text:span text:style-name="T24">American Intercontinental University</text:span><text:span text:style-name="T14">, </text:span><text:soft-page-break/><text:span text:style-name="T14">Atlanta, GA; September 2006.</text:span></text:p>
      <text:p text:style-name="P2"><text:span text:style-name="T14">Facilitator, Quality Enhancement Plan Focus Group, </text:span><text:span text:style-name="T24">Mitchell Community College</text:span><text:span text:style-name="T14">, Statesville, </text:span></text:p>
      <text:p text:style-name="P76">NC; May 2005.</text:p>
      <text:p text:style-name="P9">Member, Steering Committee, Surry County Early College High School</text:p>
      <text:p text:style-name="P9">Member, Foundation Board, Old North State Winegrowers Association</text:p>
      <text:p text:style-name="P9">Member, North Carolina Association of Community College Instructional Administrators</text:p>
      <text:p text:style-name="P9">Member, North Carolina Association of Distance Learning</text:p>
      <text:p text:style-name="P9">Member, National Association of Developmental Education</text:p>
      <text:p text:style-name="P9">Member, North Carolina Association of Developmental Education</text:p>
      <text:p text:style-name="P9">Member, Alpha Chi Honor Society</text:p>
      <text:p text:style-name="P9">Member, North Carolina Council of Teachers of Mathematics</text:p>
      <text:p text:style-name="P68"/>
      <text:p text:style-name="P9"/>
      <text:p text:style-name="P9">Chair, Surry Community College Academic Council; 2002 – <text:span text:style-name="T66">2007</text:span></text:p>
      <text:p text:style-name="P9">Co-Chair, Surry Community College Council for Innovation and Student Learning; 2002 – 2003.</text:p>
      <text:p text:style-name="P9">Committee Member, Mt. Airy City Schools Strategic Planning </text:p>
      <text:p text:style-name="P9">Member, NCCCS subcommittee, review course criteria for selective topics and seminar courses, </text:p>
      <text:p text:style-name="P9">April 2005.</text:p>
      <text:p text:style-name="P2"><text:span text:style-name="T14">Member, SACS visitation team, </text:span><text:span text:style-name="T24">West Georgia Technical College</text:span><text:span text:style-name="T14">, LaGrange, GA; January 2005.</text:span></text:p>
      <text:p text:style-name="P9">Member, Advisory Board of College of the Albemarle’s School of Professional Crafts, 2004.</text:p>
      <text:p text:style-name="P68"/>
      <text:p text:style-name="P68"/>
      <text:p text:style-name="P8">GRANTS</text:p>
      <text:p text:style-name="P8"/>
      <text:p text:style-name="P9">Co-Authored Title III grant at Edison State College; 2010.</text:p>
      <text:p text:style-name="P9"/>
      <text:p text:style-name="P9">Co-Authored Tech Prep grant at SCC for $40,000.00; 2006.</text:p>
      <text:p text:style-name="P9"/>
      <text:p text:style-name="P9">Authored $100,000.00 grant for modularizing online courses at SCC; 2006.</text:p>
      <text:p text:style-name="P9"/>
      <text:p text:style-name="P9">Authored and received FIPSE grant award for $300,000 for developing community college wine program; 2002.</text:p>
      <text:p text:style-name="P9"/>
      <text:p text:style-name="P9">Authored and awarded Golden Leaf (NC) grants for $450,000 for winemaking program; 2001, 2002.</text:p>
      <text:p text:style-name="P9"/>
      <text:p text:style-name="P9">Authored State Board Reserve Fund grant: Promoting Globalization and Diversity at Surry Community college; May 2001.</text:p>
      <text:p text:style-name="P9"/>
      <text:p text:style-name="P9">Co-authored special Reserve Fund grant for new Viticulture Program; May 2000.</text:p>
      <text:p text:style-name="P9"/>
      <text:p text:style-name="P9">Authored and received grant for Fast-Track Developmental Education Retention Project; July 1999.</text:p>
      <text:p text:style-name="P11"/>
      <text:p text:style-name="P23"><text:span text:style-name="T70">H</text:span>obbies</text:p>
      <text:p text:style-name="P14"/>
      <text:p text:style-name="P2">Competitive running (marathon, half-marathon, 10K, biathlon competition), cycling, swimming, triathlons, boating, sport fishing; reading, and travel.</text:p>
      <text:p text:style-name="P11"/>
      <text:p text:style-name="P11"/>
      <text:p text:style-name="P11"><text:soft-page-break/></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Garamond" svg:font-family="AGaramond"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5pt" fo:font-style="italic" style:font-size-asian="15pt" style:font-style-asian="italic"/>
    </style:style>
    <style:style style:name="Text_20_body" style:display-name="Text body" style:family="paragraph" style:parent-style-name="Standard" style:class="text">
      <style:paragraph-properties fo:margin-left="0in" fo:margin-right="-0.0374in" fo:text-indent="0in" style:auto-text-indent="false"/>
      <style:text-properties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in" fo:margin-right="-0.5in" fo:text-indent="0in" style:auto-text-indent="false" fo:keep-with-next="always"/>
      <style:text-properties style:text-underline-style="solid" style:text-underline-width="auto" style:text-underline-color="font-color" fo:font-weight="bold" style:font-weight-asian="bold"/>
    </style:style>
    <style:style style:name="Heading_20_2" style:display-name="Heading 2" style:family="paragraph" style:parent-style-name="Standard" style:next-style-name="Standard" style:default-outline-level="2" style:class="text">
      <style:paragraph-properties fo:margin-left="1in" fo:margin-right="-0.5in" fo:text-indent="0.5in" style:auto-text-indent="false" fo:keep-with-next="always"/>
      <style:text-properties fo:font-variant="small-cap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5in" fo:margin-right="-0.5in"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in" fo:margin-right="0in" fo:text-indent="0in" style:auto-text-indent="false" fo:keep-with-next="always"/>
      <style:text-properties fo:font-variant="small-cap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1.5in" fo:margin-right="-0.0374in" fo:text-indent="0in"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1in" fo:margin-right="-0.0374in" fo:text-indent="0.5in"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in" fo:margin-right="-0.0374in" fo:text-indent="0in"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in" fo:margin-right="-0.0374in" fo:text-indent="0in" style:auto-text-indent="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margin-left="1.5in" fo:margin-right="-0.0374in" fo:text-indent="0in" style:auto-text-indent="false" fo:keep-with-next="always">
        <style:tab-stops>
          <style:tab-stop style:position="6.8752in" style:type="right"/>
        </style:tab-stops>
      </style:paragraph-properties>
      <style:text-properties fo:font-style="italic" fo:font-weight="bold" style:font-style-asian="italic" style:font-weight-asian="bold" style:font-style-complex="italic" style:font-weight-complex="bold"/>
    </style:style>
    <style:style style:name="Text_20_body_20_indent" style:display-name="Text body indent" style:family="paragraph" style:parent-style-name="Standard" style:class="text">
      <style:paragraph-properties fo:margin-left="2in" fo:margin-right="0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Plain_20_Text" style:display-name="Plain Text" style:family="paragraph" style:parent-style-name="Standard">
      <style:paragraph-properties fo:orphans="2" fo:widows="2"/>
      <style:text-properties style:font-name="Courier New" fo:font-family="'Courier New'" style:font-family-generic="modern" style:font-name-complex="Courier New" style:font-family-complex="'Courier New'" style:font-family-generic-complex="modern" style:font-size-complex="12pt"/>
    </style:style>
    <style:style style:name="Block_20_Text" style:display-name="Block Text" style:family="paragraph" style:parent-style-name="Standard">
      <style:paragraph-properties fo:margin-left="1.498in" fo:margin-right="-0.5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fo:orphans="2" fo:widows="2"/>
      <style:text-properties fo:color="#004f4f" style:font-size-complex="12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fo:font-size="9pt" style:font-size-asian="9pt"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4" style:family="text">
      <style:text-properties style:font-name="Courier New" fo:font-family="'Courier New'" style:font-family-generic="modern" style:font-name-complex="Courier New" style:font-family-complex="'Courier New'" style:font-family-generic-complex="modern"/>
    </style:style>
    <style:style style:name="WW8Num30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style style:name="_5f_" style:display-name="_" style:family="text"/>
    <style:style style:name="Plain_20_Text_20_Char_20_Char" style:display-name="Plain Text Char Char" style:family="text" style:parent-style-name="Default_20_Paragraph_20_Font">
      <style:text-properties style:font-name="Courier New" fo:font-family="'Courier New'" style:font-family-generic="modern" fo:font-size="12pt" fo:language="en" fo:country="US" style:font-size-asian="12pt" style:font-name-complex="Courier New" style:font-family-complex="'Courier New'" style:font-family-generic-complex="modern" style:font-size-complex="12pt" style:language-complex="ar" style:country-complex="SA"/>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2_20_Char" style:display-name="Body Text 2 Char" style:family="text" style:parent-style-name="Default_20_Paragraph_20_Font">
      <style:text-properties fo:font-size="12pt" style:font-size-asian="12pt"/>
    </style:style>
    <style:style style:name="Body_20_Text_20_Indent_20_3_20_Char" style:display-name="Body Text Inden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Book Antiqua"/>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2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689in" fo:text-indent="-0.25in" fo:margin-left="0.3689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0.9689in" fo:text-indent="-0.25in" fo:margin-left="0.9689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689in" fo:text-indent="-0.25in" fo:margin-left="1.468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689in" fo:text-indent="-0.25in" fo:margin-left="1.968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689in" fo:text-indent="-0.25in" fo:margin-left="2.4689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689in" fo:text-indent="-0.25in" fo:margin-left="2.968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689in" fo:text-indent="-0.25in" fo:margin-left="3.468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689in" fo:text-indent="-0.25in" fo:margin-left="3.9689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689in" fo:text-indent="-0.25in" fo:margin-left="4.4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5in" fo:text-indent="-0.25in" fo:margin-left="5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5.5in"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5.5in" fo:text-indent="-0.25in" fo:margin-left="5.5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6in"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in" fo:margin-right="-0.0374in" fo:text-indent="0in" style:auto-text-indent="false" fo:padding-left="0in" fo:padding-right="0in" fo:padding-top="0in" fo:padding-bottom="0.0138in" fo:border-left="none" fo:border-right="none" fo:border-top="none" fo:border-bottom="0.51pt dotted #000000"/>
      <style:text-properties fo:font-variant="small-caps" style:font-name="AGaramond" fo:font-size="11pt" fo:font-style="italic" fo:font-weight="bold" officeooo:paragraph-rsid="0015724a" style:font-size-asian="11pt" style:font-style-asian="italic" style:font-weight-asian="bold" style:font-name-complex="AGaramond" style:font-size-complex="11pt"/>
    </style:style>
    <style:page-layout style:name="Mpm1">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header>
        <text:p text:style-name="MP1"/>
      </style:header>
      <style:header-first style:display="false">
        <text:p text:style-name="Header"/>
      </style:header-first>
      <style:footer>
        <text:p text:style-name="Footer"/>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R</dc:title>
    <meta:initial-creator>s_atkins</meta:initial-creator>
    <meta:creation-date>2011-03-21T12:04:00</meta:creation-date>
    <dc:date>2014-03-20T08:29:27.135000000</dc:date>
    <meta:print-date>2014-03-17T12:39:19.040000000</meta:print-date>
    <meta:editing-cycles>10</meta:editing-cycles>
    <meta:editing-duration>P7DT18H41M37S</meta:editing-duration>
    <meta:generator>LibreOffice/4.1.4.2$Windows_x86 LibreOffice_project/0a0440ccc0227ad9829de5f46be37cfb6edcf72</meta:generator>
    <meta:document-statistic meta:table-count="0" meta:image-count="0" meta:object-count="0" meta:page-count="12" meta:paragraph-count="276" meta:word-count="3592" meta:character-count="27358" meta:non-whitespace-character-count="23844"/>
  </office:meta>
</office:document-meta>
</file>